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2.4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equipos">
      <style:table-properties table:display="true" style:writing-mode="lr-tb"/>
    </style:style>
    <style:style style:name="ta2" style:family="table" style:master-page-name="PageStyle_5f_jugadores">
      <style:table-properties table:display="true" style:writing-mode="lr-tb"/>
    </style:style>
    <style:style style:name="ta3" style:family="table" style:master-page-name="PageStyle_5f_partido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o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equipo_id</text:p>
          </table:table-cell>
          <table:table-cell table:style-name="ce1" office:value-type="string" calcext:value-type="string">
            <text:p>nombre_equip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estilo_juego</text:p>
          </table:table-cell>
          <table:table-cell table:style-name="ce1" office:value-type="string" calcext:value-type="string">
            <text:p>elo_rating</text:p>
          </table:table-cell>
          <table:table-cell table:style-name="ce1" office:value-type="string" calcext:value-type="string">
            <text:p>presupuesto_millones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quipo_1</text:p>
          </table:table-cell>
          <table:table-cell office:value-type="string" calcext:value-type="string">
            <text:p>Ciudad_1</text:p>
          </table:table-cell>
          <table:table-cell office:value-type="string" calcext:value-type="string">
            <text:p>mixto</text:p>
          </table:table-cell>
          <table:table-cell office:value-type="float" office:value="1487" calcext:value-type="float">
            <text:p>1487</text:p>
          </table:table-cell>
          <table:table-cell office:value-type="float" office:value="57" calcext:value-type="float">
            <text:p>57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po_2</text:p>
          </table:table-cell>
          <table:table-cell office:value-type="string" calcext:value-type="string">
            <text:p>Ciudad_2</text:p>
          </table:table-cell>
          <table:table-cell office:value-type="string" calcext:value-type="string">
            <text:p>posesión</text:p>
          </table:table-cell>
          <table:table-cell office:value-type="float" office:value="1772" calcext:value-type="float">
            <text:p>1772</text:p>
          </table:table-cell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po_3</text:p>
          </table:table-cell>
          <table:table-cell office:value-type="string" calcext:value-type="string">
            <text:p>Ciudad_3</text:p>
          </table:table-cell>
          <table:table-cell office:value-type="string" calcext:value-type="string">
            <text:p>mixto</text:p>
          </table:table-cell>
          <table:table-cell office:value-type="float" office:value="1499" calcext:value-type="float">
            <text:p>1499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quipo_4</text:p>
          </table:table-cell>
          <table:table-cell office:value-type="string" calcext:value-type="string">
            <text:p>Ciudad_4</text:p>
          </table:table-cell>
          <table:table-cell office:value-type="string" calcext:value-type="string">
            <text:p>mixto</text:p>
          </table:table-cell>
          <table:table-cell office:value-type="float" office:value="1759" calcext:value-type="float">
            <text:p>1759</text:p>
          </table:table-cell>
          <table:table-cell office:value-type="float" office:value="77" calcext:value-type="float">
            <text:p>77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quipo_5</text:p>
          </table:table-cell>
          <table:table-cell office:value-type="string" calcext:value-type="string">
            <text:p>Ciudad_5</text:p>
          </table:table-cell>
          <table:table-cell office:value-type="string" calcext:value-type="string">
            <text:p>posesión</text:p>
          </table:table-cell>
          <table:table-cell office:value-type="float" office:value="1551" calcext:value-type="float">
            <text:p>1551</text:p>
          </table:table-cell>
          <table:table-cell office:value-type="float" office:value="41" calcext:value-type="float">
            <text:p>41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ipo_6</text:p>
          </table:table-cell>
          <table:table-cell office:value-type="string" calcext:value-type="string">
            <text:p>Ciudad_6</text:p>
          </table:table-cell>
          <table:table-cell office:value-type="string" calcext:value-type="string">
            <text:p>posesión</text:p>
          </table:table-cell>
          <table:table-cell office:value-type="float" office:value="1530" calcext:value-type="float">
            <text:p>1530</text:p>
          </table:table-cell>
          <table:table-cell office:value-type="float" office:value="108" calcext:value-type="float">
            <text:p>108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quipo_7</text:p>
          </table:table-cell>
          <table:table-cell office:value-type="string" calcext:value-type="string">
            <text:p>Ciudad_7</text:p>
          </table:table-cell>
          <table:table-cell office:value-type="string" calcext:value-type="string">
            <text:p>mixto</text:p>
          </table:table-cell>
          <table:table-cell office:value-type="float" office:value="1549" calcext:value-type="float">
            <text:p>1549</text:p>
          </table:table-cell>
          <table:table-cell office:value-type="float" office:value="68" calcext:value-type="float">
            <text:p>68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quipo_8</text:p>
          </table:table-cell>
          <table:table-cell office:value-type="string" calcext:value-type="string">
            <text:p>Ciudad_8</text:p>
          </table:table-cell>
          <table:table-cell office:value-type="string" calcext:value-type="string">
            <text:p>directo</text:p>
          </table:table-cell>
          <table:table-cell office:value-type="float" office:value="1708" calcext:value-type="float">
            <text:p>1708</text:p>
          </table:table-cell>
          <table:table-cell office:value-type="float" office:value="78" calcext:value-type="float">
            <text:p>78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po_9</text:p>
          </table:table-cell>
          <table:table-cell office:value-type="string" calcext:value-type="string">
            <text:p>Ciudad_9</text:p>
          </table:table-cell>
          <table:table-cell office:value-type="string" calcext:value-type="string">
            <text:p>mixto</text:p>
          </table:table-cell>
          <table:table-cell office:value-type="float" office:value="1657" calcext:value-type="float">
            <text:p>1657</text:p>
          </table:table-cell>
          <table:table-cell office:value-type="float" office:value="34" calcext:value-type="float">
            <text:p>34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quipo_10</text:p>
          </table:table-cell>
          <table:table-cell office:value-type="string" calcext:value-type="string">
            <text:p>Ciudad_10</text:p>
          </table:table-cell>
          <table:table-cell office:value-type="string" calcext:value-type="string">
            <text:p>mixto</text:p>
          </table:table-cell>
          <table:table-cell office:value-type="float" office:value="1743" calcext:value-type="float">
            <text:p>1743</text:p>
          </table:table-cell>
          <table:table-cell office:value-type="float" office:value="70" calcext:value-type="float">
            <text:p>70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quipo_11</text:p>
          </table:table-cell>
          <table:table-cell office:value-type="string" calcext:value-type="string">
            <text:p>Ciudad_11</text:p>
          </table:table-cell>
          <table:table-cell office:value-type="string" calcext:value-type="string">
            <text:p>mixto</text:p>
          </table:table-cell>
          <table:table-cell office:value-type="float" office:value="1891" calcext:value-type="float">
            <text:p>1891</text:p>
          </table:table-cell>
          <table:table-cell office:value-type="float" office:value="127" calcext:value-type="float">
            <text:p>127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quipo_12</text:p>
          </table:table-cell>
          <table:table-cell office:value-type="string" calcext:value-type="string">
            <text:p>Ciudad_12</text:p>
          </table:table-cell>
          <table:table-cell office:value-type="string" calcext:value-type="string">
            <text:p>mixto</text:p>
          </table:table-cell>
          <table:table-cell office:value-type="float" office:value="1813" calcext:value-type="float">
            <text:p>1813</text:p>
          </table:table-cell>
          <table:table-cell office:value-type="float" office:value="74" calcext:value-type="float">
            <text:p>74</text:p>
          </table:table-cell>
          <table:table-cell table:number-columns-repeated="16378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ugador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jugador_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osicion</text:p>
          </table:table-cell>
          <table:table-cell table:style-name="ce1" office:value-type="string" calcext:value-type="string">
            <text:p>pierna_dominante</text:p>
          </table:table-cell>
          <table:table-cell table:style-name="ce1" office:value-type="string" calcext:value-type="string">
            <text:p>equipo_id</text:p>
          </table:table-cell>
          <table:table-cell table:style-name="ce1" office:value-type="string" calcext:value-type="string">
            <text:p>altura_cm</text:p>
          </table:table-cell>
          <table:table-cell table:style-name="ce1" office:value-type="string" calcext:value-type="string">
            <text:p>peso_kg</text:p>
          </table:table-cell>
          <table:table-cell table:style-name="ce1" office:value-type="string" calcext:value-type="string">
            <text:p>titular_habitual</text:p>
          </table:table-cell>
          <table:table-cell table:style-name="ce1" office:value-type="string" calcext:value-type="string">
            <text:p>goles_temporada</text:p>
          </table:table-cell>
          <table:table-cell table:style-name="ce1" office:value-type="string" calcext:value-type="string">
            <text:p>asistencias_temporada</text:p>
          </table:table-cell>
          <table:table-cell table:style-name="ce1" office:value-type="string" calcext:value-type="string">
            <text:p>minutos_jugados_temporada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gador_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gado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80" calcext:value-type="float">
            <text:p>2780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gador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56" calcext:value-type="float">
            <text:p>2456</text:p>
          </table:table-cell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gador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88" calcext:value-type="float">
            <text:p>2988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gador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45" calcext:value-type="float">
            <text:p>1845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gador_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0" calcext:value-type="float">
            <text:p>1370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gador_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26" calcext:value-type="float">
            <text:p>2726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gador_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50" calcext:value-type="float">
            <text:p>2150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gador_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19" calcext:value-type="float">
            <text:p>1419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gador_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7" calcext:value-type="float">
            <text:p>1257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gador_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gador_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69" calcext:value-type="float">
            <text:p>1469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gador_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3" calcext:value-type="float">
            <text:p>2203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gador_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55" calcext:value-type="float">
            <text:p>2055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gador_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77" calcext:value-type="float">
            <text:p>2877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gador_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gador_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68" calcext:value-type="float">
            <text:p>2268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gador_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8" calcext:value-type="float">
            <text:p>1288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gador_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gador_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75" calcext:value-type="float">
            <text:p>2775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gador_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7" calcext:value-type="float">
            <text:p>1907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gador_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02" calcext:value-type="float">
            <text:p>1802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gador_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89" calcext:value-type="float">
            <text:p>2089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gador_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85" calcext:value-type="float">
            <text:p>1485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gador_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31" calcext:value-type="float">
            <text:p>1231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gador_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gador_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gador_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78" calcext:value-type="float">
            <text:p>2278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gador_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gador_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40" calcext:value-type="float">
            <text:p>2740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gador_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gador_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41" calcext:value-type="float">
            <text:p>2841</text:p>
          </table:table-cell>
          <table:table-cell table:number-columns-repeated="1637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ugador_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78" calcext:value-type="float">
            <text:p>1578</text:p>
          </table:table-cell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gador_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2" calcext:value-type="float">
            <text:p>1502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ugador_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94" calcext:value-type="float">
            <text:p>2894</text:p>
          </table:table-cell>
          <table:table-cell table:number-columns-repeated="1637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ugador_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table:number-columns-repeated="1637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gador_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36" calcext:value-type="float">
            <text:p>2736</text:p>
          </table:table-cell>
          <table:table-cell table:number-columns-repeated="1637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gador_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21" calcext:value-type="float">
            <text:p>1721</text:p>
          </table:table-cell>
          <table:table-cell table:number-columns-repeated="1637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gador_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05" calcext:value-type="float">
            <text:p>2505</text:p>
          </table:table-cell>
          <table:table-cell table:number-columns-repeated="1637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gador_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7" calcext:value-type="float">
            <text:p>1327</text:p>
          </table:table-cell>
          <table:table-cell table:number-columns-repeated="1637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ugador_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14" calcext:value-type="float">
            <text:p>2514</text:p>
          </table:table-cell>
          <table:table-cell table:number-columns-repeated="1637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ugador_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59" calcext:value-type="float">
            <text:p>1259</text:p>
          </table:table-cell>
          <table:table-cell table:number-columns-repeated="1637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gador_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56" calcext:value-type="float">
            <text:p>2756</text:p>
          </table:table-cell>
          <table:table-cell table:number-columns-repeated="1637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ugador_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41" calcext:value-type="float">
            <text:p>2541</text:p>
          </table:table-cell>
          <table:table-cell table:number-columns-repeated="1637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ugador_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2" calcext:value-type="float">
            <text:p>2582</text:p>
          </table:table-cell>
          <table:table-cell table:number-columns-repeated="1637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ugador_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3" calcext:value-type="float">
            <text:p>1473</text:p>
          </table:table-cell>
          <table:table-cell table:number-columns-repeated="1637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ugador_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5" calcext:value-type="float">
            <text:p>1115</text:p>
          </table:table-cell>
          <table:table-cell table:number-columns-repeated="1637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ugador_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table:number-columns-repeated="1637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ugador_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92" calcext:value-type="float">
            <text:p>1192</text:p>
          </table:table-cell>
          <table:table-cell table:number-columns-repeated="1637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gador_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table:number-columns-repeated="1637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ugador_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mbas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table:number-columns-repeated="1637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gador_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64" calcext:value-type="float">
            <text:p>2564</text:p>
          </table:table-cell>
          <table:table-cell table:number-columns-repeated="1637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ugador_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48" calcext:value-type="float">
            <text:p>2348</text:p>
          </table:table-cell>
          <table:table-cell table:number-columns-repeated="1637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ugador_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58" calcext:value-type="float">
            <text:p>1458</text:p>
          </table:table-cell>
          <table:table-cell table:number-columns-repeated="1637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ugador_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number-columns-repeated="1637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ugador_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74" calcext:value-type="float">
            <text:p>1674</text:p>
          </table:table-cell>
          <table:table-cell table:number-columns-repeated="1637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ugador_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7" calcext:value-type="float">
            <text:p>2487</text:p>
          </table:table-cell>
          <table:table-cell table:number-columns-repeated="1637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ugador_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65" calcext:value-type="float">
            <text:p>2965</text:p>
          </table:table-cell>
          <table:table-cell table:number-columns-repeated="1637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gador_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table:number-columns-repeated="1637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ugador_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 table:number-columns-repeated="1637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ugador_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1637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ugador_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81" calcext:value-type="float">
            <text:p>1681</text:p>
          </table:table-cell>
          <table:table-cell table:number-columns-repeated="1637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ugador_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27" calcext:value-type="float">
            <text:p>2727</text:p>
          </table:table-cell>
          <table:table-cell table:number-columns-repeated="1637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ugador_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table:number-columns-repeated="1637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gador_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97" calcext:value-type="float">
            <text:p>2797</text:p>
          </table:table-cell>
          <table:table-cell table:number-columns-repeated="1637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ugador_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85" calcext:value-type="float">
            <text:p>885</text:p>
          </table:table-cell>
          <table:table-cell table:number-columns-repeated="1637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ugador_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10" calcext:value-type="float">
            <text:p>2810</text:p>
          </table:table-cell>
          <table:table-cell table:number-columns-repeated="1637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ugador_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9" calcext:value-type="float">
            <text:p>1289</text:p>
          </table:table-cell>
          <table:table-cell table:number-columns-repeated="1637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ugador_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31" calcext:value-type="float">
            <text:p>1431</text:p>
          </table:table-cell>
          <table:table-cell table:number-columns-repeated="1637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ugador_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69" calcext:value-type="float">
            <text:p>2469</text:p>
          </table:table-cell>
          <table:table-cell table:number-columns-repeated="1637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ugador_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64" calcext:value-type="float">
            <text:p>2364</text:p>
          </table:table-cell>
          <table:table-cell table:number-columns-repeated="1637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ugador_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  <table:table-cell table:number-columns-repeated="1637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ugador_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74" calcext:value-type="float">
            <text:p>2674</text:p>
          </table:table-cell>
          <table:table-cell table:number-columns-repeated="1637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ugador_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table:number-columns-repeated="1637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ugador_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table:number-columns-repeated="1637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ugador_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34" calcext:value-type="float">
            <text:p>2334</text:p>
          </table:table-cell>
          <table:table-cell table:number-columns-repeated="1637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ugador_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table:number-columns-repeated="1637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ugador_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2" calcext:value-type="float">
            <text:p>802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ugador_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22" calcext:value-type="float">
            <text:p>2322</text:p>
          </table:table-cell>
          <table:table-cell table:number-columns-repeated="1637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ugador_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8" calcext:value-type="float">
            <text:p>418</text:p>
          </table:table-cell>
          <table:table-cell table:number-columns-repeated="1637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ugador_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table:number-columns-repeated="1637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ugador_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number-columns-repeated="1637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ugador_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table:number-columns-repeated="1637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gador_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17" calcext:value-type="float">
            <text:p>717</text:p>
          </table:table-cell>
          <table:table-cell table:number-columns-repeated="1637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ugador_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03" calcext:value-type="float">
            <text:p>2903</text:p>
          </table:table-cell>
          <table:table-cell table:number-columns-repeated="1637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ugador_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01" calcext:value-type="float">
            <text:p>1401</text:p>
          </table:table-cell>
          <table:table-cell table:number-columns-repeated="1637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ugador_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ugador_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39" calcext:value-type="float">
            <text:p>1739</text:p>
          </table:table-cell>
          <table:table-cell table:number-columns-repeated="1637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ugador_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86" calcext:value-type="float">
            <text:p>2286</text:p>
          </table:table-cell>
          <table:table-cell table:number-columns-repeated="1637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ugador_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2" calcext:value-type="float">
            <text:p>2862</text:p>
          </table:table-cell>
          <table:table-cell table:number-columns-repeated="1637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ugador_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61" calcext:value-type="float">
            <text:p>2561</text:p>
          </table:table-cell>
          <table:table-cell table:number-columns-repeated="1637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ugador_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table:number-columns-repeated="1637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ugador_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02" calcext:value-type="float">
            <text:p>1902</text:p>
          </table:table-cell>
          <table:table-cell table:number-columns-repeated="1637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gador_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table:number-columns-repeated="1637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ugador_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79" calcext:value-type="float">
            <text:p>2679</text:p>
          </table:table-cell>
          <table:table-cell table:number-columns-repeated="1637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ugador_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table:number-columns-repeated="1637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ugador_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table:number-columns-repeated="1637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ugador_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42" calcext:value-type="float">
            <text:p>1842</text:p>
          </table:table-cell>
          <table:table-cell table:number-columns-repeated="1637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ugador_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mbas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92" calcext:value-type="float">
            <text:p>1592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ugador_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99" calcext:value-type="float">
            <text:p>1699</text:p>
          </table:table-cell>
          <table:table-cell table:number-columns-repeated="1637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ugador_1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47" calcext:value-type="float">
            <text:p>2947</text:p>
          </table:table-cell>
          <table:table-cell table:number-columns-repeated="1637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ugador_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2" calcext:value-type="float">
            <text:p>1852</text:p>
          </table:table-cell>
          <table:table-cell table:number-columns-repeated="1637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ugador_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75" calcext:value-type="float">
            <text:p>1375</text:p>
          </table:table-cell>
          <table:table-cell table:number-columns-repeated="1637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ugador_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4" calcext:value-type="float">
            <text:p>624</text:p>
          </table:table-cell>
          <table:table-cell table:number-columns-repeated="1637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ugador_1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1" calcext:value-type="float">
            <text:p>1291</text:p>
          </table:table-cell>
          <table:table-cell table:number-columns-repeated="1637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ugador_1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93" calcext:value-type="float">
            <text:p>2293</text:p>
          </table:table-cell>
          <table:table-cell table:number-columns-repeated="1637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gador_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table:number-columns-repeated="1637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ugador_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table:number-columns-repeated="1637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ugador_1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83" calcext:value-type="float">
            <text:p>2883</text:p>
          </table:table-cell>
          <table:table-cell table:number-columns-repeated="1637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ugador_1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table:number-columns-repeated="1637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ugador_1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 table:number-columns-repeated="1637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ugador_1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6" calcext:value-type="float">
            <text:p>1806</text:p>
          </table:table-cell>
          <table:table-cell table:number-columns-repeated="1637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ugador_1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8" calcext:value-type="float">
            <text:p>558</text:p>
          </table:table-cell>
          <table:table-cell table:number-columns-repeated="1637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ugador_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71" calcext:value-type="float">
            <text:p>2671</text:p>
          </table:table-cell>
          <table:table-cell table:number-columns-repeated="1637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ugador_1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 table:number-columns-repeated="1637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ugador_1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table:number-columns-repeated="1637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ugador_1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 table:number-columns-repeated="1637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ugador_1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1637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ugador_1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table:number-columns-repeated="1637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ugador_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67" calcext:value-type="float">
            <text:p>2967</text:p>
          </table:table-cell>
          <table:table-cell table:number-columns-repeated="1637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ugador_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table:number-columns-repeated="1637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ugador_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08" calcext:value-type="float">
            <text:p>2808</text:p>
          </table:table-cell>
          <table:table-cell table:number-columns-repeated="1637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ugador_1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13" calcext:value-type="float">
            <text:p>1113</text:p>
          </table:table-cell>
          <table:table-cell table:number-columns-repeated="1637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ugador_1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45" calcext:value-type="float">
            <text:p>1145</text:p>
          </table:table-cell>
          <table:table-cell table:number-columns-repeated="1637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ugador_1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64" calcext:value-type="float">
            <text:p>1464</text:p>
          </table:table-cell>
          <table:table-cell table:number-columns-repeated="1637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ugador_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  <table:table-cell table:number-columns-repeated="1637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gador_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table:number-columns-repeated="1637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ugador_1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table:number-columns-repeated="1637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ugador_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43" calcext:value-type="float">
            <text:p>1743</text:p>
          </table:table-cell>
          <table:table-cell table:number-columns-repeated="1637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ugador_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67" calcext:value-type="float">
            <text:p>2067</text:p>
          </table:table-cell>
          <table:table-cell table:number-columns-repeated="1637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ugador_1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64" calcext:value-type="float">
            <text:p>1564</text:p>
          </table:table-cell>
          <table:table-cell table:number-columns-repeated="1637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ugador_1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table:number-columns-repeated="1637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ugador_1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72" calcext:value-type="float">
            <text:p>2172</text:p>
          </table:table-cell>
          <table:table-cell table:number-columns-repeated="1637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gador_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24" calcext:value-type="float">
            <text:p>2324</text:p>
          </table:table-cell>
          <table:table-cell table:number-columns-repeated="1637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ugador_1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9" calcext:value-type="float">
            <text:p>479</text:p>
          </table:table-cell>
          <table:table-cell table:number-columns-repeated="1637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ugador_1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  <table:table-cell table:number-columns-repeated="1637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ugador_1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table:number-columns-repeated="1637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ugador_1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71" calcext:value-type="float">
            <text:p>1671</text:p>
          </table:table-cell>
          <table:table-cell table:number-columns-repeated="1637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ugador_1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table:number-columns-repeated="1637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ugador_1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21" calcext:value-type="float">
            <text:p>2821</text:p>
          </table:table-cell>
          <table:table-cell table:number-columns-repeated="1637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ugador_1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81" calcext:value-type="float">
            <text:p>2881</text:p>
          </table:table-cell>
          <table:table-cell table:number-columns-repeated="1637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ugador_1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90" calcext:value-type="float">
            <text:p>1690</text:p>
          </table:table-cell>
          <table:table-cell table:number-columns-repeated="1637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gador_1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30" calcext:value-type="float">
            <text:p>1430</text:p>
          </table:table-cell>
          <table:table-cell table:number-columns-repeated="1637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ugador_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86" calcext:value-type="float">
            <text:p>2786</text:p>
          </table:table-cell>
          <table:table-cell table:number-columns-repeated="1637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ugador_1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34" calcext:value-type="float">
            <text:p>1134</text:p>
          </table:table-cell>
          <table:table-cell table:number-columns-repeated="1637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ugador_1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table:number-columns-repeated="1637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ugador_1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table:number-columns-repeated="1637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ugador_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43" calcext:value-type="float">
            <text:p>2743</text:p>
          </table:table-cell>
          <table:table-cell table:number-columns-repeated="1637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gador_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table:number-columns-repeated="1637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ugador_1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table:number-columns-repeated="1637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ugador_1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31" calcext:value-type="float">
            <text:p>2431</text:p>
          </table:table-cell>
          <table:table-cell table:number-columns-repeated="1637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ugador_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36" calcext:value-type="float">
            <text:p>1336</text:p>
          </table:table-cell>
          <table:table-cell table:number-columns-repeated="1637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ugador_1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2" calcext:value-type="float">
            <text:p>2132</text:p>
          </table:table-cell>
          <table:table-cell table:number-columns-repeated="1637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ugador_1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number-columns-repeated="1637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ugador_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table:number-columns-repeated="1637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ugador_1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48" calcext:value-type="float">
            <text:p>1848</text:p>
          </table:table-cell>
          <table:table-cell table:number-columns-repeated="1637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ugador_1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43" calcext:value-type="float">
            <text:p>1443</text:p>
          </table:table-cell>
          <table:table-cell table:number-columns-repeated="1637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ugador_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9" calcext:value-type="float">
            <text:p>1269</text:p>
          </table:table-cell>
          <table:table-cell table:number-columns-repeated="1637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ugador_1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1637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ugador_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7" calcext:value-type="float">
            <text:p>2387</text:p>
          </table:table-cell>
          <table:table-cell table:number-columns-repeated="1637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Jugador_1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table:number-columns-repeated="1637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ugador_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table:number-columns-repeated="1637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ugador_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70" calcext:value-type="float">
            <text:p>1870</text:p>
          </table:table-cell>
          <table:table-cell table:number-columns-repeated="1637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ugador_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mbas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table:number-columns-repeated="1637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ugador_1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table:number-columns-repeated="1637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ugador_1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22" calcext:value-type="float">
            <text:p>822</text:p>
          </table:table-cell>
          <table:table-cell table:number-columns-repeated="1637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ugador_1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17" calcext:value-type="float">
            <text:p>2217</text:p>
          </table:table-cell>
          <table:table-cell table:number-columns-repeated="1637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ugador_1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64" calcext:value-type="float">
            <text:p>2464</text:p>
          </table:table-cell>
          <table:table-cell table:number-columns-repeated="1637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ugador_1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31" calcext:value-type="float">
            <text:p>2531</text:p>
          </table:table-cell>
          <table:table-cell table:number-columns-repeated="1637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ugador_1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29" calcext:value-type="float">
            <text:p>2229</text:p>
          </table:table-cell>
          <table:table-cell table:number-columns-repeated="1637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Jugador_1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39" calcext:value-type="float">
            <text:p>1439</text:p>
          </table:table-cell>
          <table:table-cell table:number-columns-repeated="1637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ugador_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9" calcext:value-type="float">
            <text:p>2509</text:p>
          </table:table-cell>
          <table:table-cell table:number-columns-repeated="1637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Jugador_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mbas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0" calcext:value-type="float">
            <text:p>2890</text:p>
          </table:table-cell>
          <table:table-cell table:number-columns-repeated="1637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ugador_1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  <table:table-cell table:number-columns-repeated="1637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ugador_1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89" calcext:value-type="float">
            <text:p>1389</text:p>
          </table:table-cell>
          <table:table-cell table:number-columns-repeated="1637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ugador_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3" calcext:value-type="float">
            <text:p>1393</text:p>
          </table:table-cell>
          <table:table-cell table:number-columns-repeated="1637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ugador_1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94" calcext:value-type="float">
            <text:p>2794</text:p>
          </table:table-cell>
          <table:table-cell table:number-columns-repeated="1637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ugador_1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63" calcext:value-type="float">
            <text:p>2763</text:p>
          </table:table-cell>
          <table:table-cell table:number-columns-repeated="1637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Jugador_1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9" calcext:value-type="float">
            <text:p>2879</text:p>
          </table:table-cell>
          <table:table-cell table:number-columns-repeated="1637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ugador_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88" calcext:value-type="float">
            <text:p>2788</text:p>
          </table:table-cell>
          <table:table-cell table:number-columns-repeated="1637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ugador_1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table:number-columns-repeated="1637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ugador_1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11" calcext:value-type="float">
            <text:p>2811</text:p>
          </table:table-cell>
          <table:table-cell table:number-columns-repeated="1637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ugador_1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mbas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43" calcext:value-type="float">
            <text:p>2743</text:p>
          </table:table-cell>
          <table:table-cell table:number-columns-repeated="1637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ugador_1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74" calcext:value-type="float">
            <text:p>1874</text:p>
          </table:table-cell>
          <table:table-cell table:number-columns-repeated="1637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ugador_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80" calcext:value-type="float">
            <text:p>1880</text:p>
          </table:table-cell>
          <table:table-cell table:number-columns-repeated="1637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ugador_1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2" calcext:value-type="float">
            <text:p>2742</text:p>
          </table:table-cell>
          <table:table-cell table:number-columns-repeated="1637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ugador_1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73" calcext:value-type="float">
            <text:p>2673</text:p>
          </table:table-cell>
          <table:table-cell table:number-columns-repeated="1637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Jugador_1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table:number-columns-repeated="1637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gador_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49" calcext:value-type="float">
            <text:p>1049</text:p>
          </table:table-cell>
          <table:table-cell table:number-columns-repeated="1637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ugador_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93" calcext:value-type="float">
            <text:p>1393</text:p>
          </table:table-cell>
          <table:table-cell table:number-columns-repeated="1637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ugador_1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table:number-columns-repeated="1637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ugador_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89" calcext:value-type="float">
            <text:p>2989</text:p>
          </table:table-cell>
          <table:table-cell table:number-columns-repeated="1637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ugador_1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61" calcext:value-type="float">
            <text:p>2561</text:p>
          </table:table-cell>
          <table:table-cell table:number-columns-repeated="1637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ugador_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75" calcext:value-type="float">
            <text:p>2175</text:p>
          </table:table-cell>
          <table:table-cell table:number-columns-repeated="1637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ugador_1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87" calcext:value-type="float">
            <text:p>2087</text:p>
          </table:table-cell>
          <table:table-cell table:number-columns-repeated="1637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ugador_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16" calcext:value-type="float">
            <text:p>2716</text:p>
          </table:table-cell>
          <table:table-cell table:number-columns-repeated="1637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ugador_1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7" calcext:value-type="float">
            <text:p>1907</text:p>
          </table:table-cell>
          <table:table-cell table:number-columns-repeated="1637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ugador_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number-columns-repeated="1637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ugador_1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mbas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table:number-columns-repeated="1637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ugador_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2" calcext:value-type="float">
            <text:p>1612</text:p>
          </table:table-cell>
          <table:table-cell table:number-columns-repeated="1637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ugador_2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table:number-columns-repeated="1637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ugador_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0" calcext:value-type="float">
            <text:p>2480</text:p>
          </table:table-cell>
          <table:table-cell table:number-columns-repeated="1637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ugador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  <table:table-cell table:number-columns-repeated="1637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Jugador_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97" calcext:value-type="float">
            <text:p>1697</text:p>
          </table:table-cell>
          <table:table-cell table:number-columns-repeated="1637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Jugador_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20" calcext:value-type="float">
            <text:p>2720</text:p>
          </table:table-cell>
          <table:table-cell table:number-columns-repeated="1637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ugador_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8" calcext:value-type="float">
            <text:p>2128</text:p>
          </table:table-cell>
          <table:table-cell table:number-columns-repeated="1637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ugador_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ugador_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1" calcext:value-type="float">
            <text:p>1131</text:p>
          </table:table-cell>
          <table:table-cell table:number-columns-repeated="1637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gador_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97" calcext:value-type="float">
            <text:p>2997</text:p>
          </table:table-cell>
          <table:table-cell table:number-columns-repeated="1637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ugador_2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14" calcext:value-type="float">
            <text:p>1914</text:p>
          </table:table-cell>
          <table:table-cell table:number-columns-repeated="1637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ugador_2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number-columns-repeated="1637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ugador_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izquierda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3" calcext:value-type="float">
            <text:p>1623</text:p>
          </table:table-cell>
          <table:table-cell table:number-columns-repeated="1637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ugador_2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table:number-columns-repeated="1637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ugador_2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izquierda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1637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ugador_2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zquierda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2" calcext:value-type="float">
            <text:p>2572</text:p>
          </table:table-cell>
          <table:table-cell table:number-columns-repeated="1637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ugador_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zquierda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63" calcext:value-type="float">
            <text:p>2363</text:p>
          </table:table-cell>
          <table:table-cell table:number-columns-repeated="1637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ugador_2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21" calcext:value-type="float">
            <text:p>1121</text:p>
          </table:table-cell>
          <table:table-cell table:number-columns-repeated="1637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ugador_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number-columns-repeated="1637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ugador_2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recha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61" calcext:value-type="float">
            <text:p>2861</text:p>
          </table:table-cell>
          <table:table-cell table:number-columns-repeated="1637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ugador_2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erecha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table:number-columns-repeated="16372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tidos" table:style-name="ta3">
        <office:forms form:automatic-focus="false" form:apply-design-mode="false"/>
        <table:table-column table:style-name="co3" table:number-columns-repeated="16384" table:default-cell-style-name="Default"/>
        <table:table-row table:style-name="ro1">
          <table:table-cell table:style-name="ce1" office:value-type="string" calcext:value-type="string">
            <text:p>partido_id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emporada</text:p>
          </table:table-cell>
          <table:table-cell table:style-name="ce1" office:value-type="string" calcext:value-type="string">
            <text:p>jornada</text:p>
          </table:table-cell>
          <table:table-cell table:style-name="ce1" office:value-type="string" calcext:value-type="string">
            <text:p>equipo_local_id</text:p>
          </table:table-cell>
          <table:table-cell table:style-name="ce1" office:value-type="string" calcext:value-type="string">
            <text:p>equipo_visitante_id</text:p>
          </table:table-cell>
          <table:table-cell table:style-name="ce1" office:value-type="string" calcext:value-type="string">
            <text:p>goles_local</text:p>
          </table:table-cell>
          <table:table-cell table:style-name="ce1" office:value-type="string" calcext:value-type="string">
            <text:p>goles_visitante</text:p>
          </table:table-cell>
          <table:table-cell table:style-name="ce1" office:value-type="string" calcext:value-type="string">
            <text:p>total_goles</text:p>
          </table:table-cell>
          <table:table-cell table:style-name="ce1" office:value-type="string" calcext:value-type="string">
            <text:p>xg_local</text:p>
          </table:table-cell>
          <table:table-cell table:style-name="ce1" office:value-type="string" calcext:value-type="string">
            <text:p>xg_visitante</text:p>
          </table:table-cell>
          <table:table-cell table:style-name="ce1" office:value-type="string" calcext:value-type="string">
            <text:p>tiros_local</text:p>
          </table:table-cell>
          <table:table-cell table:style-name="ce1" office:value-type="string" calcext:value-type="string">
            <text:p>tiros_puerta_local</text:p>
          </table:table-cell>
          <table:table-cell table:style-name="ce1" office:value-type="string" calcext:value-type="string">
            <text:p>tiros_visitante</text:p>
          </table:table-cell>
          <table:table-cell table:style-name="ce1" office:value-type="string" calcext:value-type="string">
            <text:p>tiros_puerta_visitante</text:p>
          </table:table-cell>
          <table:table-cell table:style-name="ce1" office:value-type="string" calcext:value-type="string">
            <text:p>posesion_local</text:p>
          </table:table-cell>
          <table:table-cell table:style-name="ce1" office:value-type="string" calcext:value-type="string">
            <text:p>posesion_visitante</text:p>
          </table:table-cell>
          <table:table-cell table:style-name="ce1" office:value-type="string" calcext:value-type="string">
            <text:p>llegadas_area_local</text:p>
          </table:table-cell>
          <table:table-cell table:style-name="ce1" office:value-type="string" calcext:value-type="string">
            <text:p>llegadas_area_visitante</text:p>
          </table:table-cell>
          <table:table-cell table:style-name="ce1" office:value-type="string" calcext:value-type="string">
            <text:p>ocasiones_claras_local</text:p>
          </table:table-cell>
          <table:table-cell table:style-name="ce1" office:value-type="string" calcext:value-type="string">
            <text:p>ocasiones_claras_visitante</text:p>
          </table:table-cell>
          <table:table-cell table:style-name="ce1" office:value-type="string" calcext:value-type="string">
            <text:p>pases_completados_local</text:p>
          </table:table-cell>
          <table:table-cell table:style-name="ce1" office:value-type="string" calcext:value-type="string">
            <text:p>pases_completados_visitante</text:p>
          </table:table-cell>
          <table:table-cell table:style-name="ce1" office:value-type="string" calcext:value-type="string">
            <text:p>corners_local</text:p>
          </table:table-cell>
          <table:table-cell table:style-name="ce1" office:value-type="string" calcext:value-type="string">
            <text:p>corners_visitante</text:p>
          </table:table-cell>
          <table:table-cell table:style-name="ce1" office:value-type="string" calcext:value-type="string">
            <text:p>fueras_juego_local</text:p>
          </table:table-cell>
          <table:table-cell table:style-name="ce1" office:value-type="string" calcext:value-type="string">
            <text:p>fueras_juego_visitante</text:p>
          </table:table-cell>
          <table:table-cell table:style-name="ce1" office:value-type="string" calcext:value-type="string">
            <text:p>tarjetas_amarillas_local</text:p>
          </table:table-cell>
          <table:table-cell table:style-name="ce1" office:value-type="string" calcext:value-type="string">
            <text:p>tarjetas_amarillas_visitante</text:p>
          </table:table-cell>
          <table:table-cell table:style-name="ce1" office:value-type="string" calcext:value-type="string">
            <text:p>tarjetas_rojas_local</text:p>
          </table:table-cell>
          <table:table-cell table:style-name="ce1" office:value-type="string" calcext:value-type="string">
            <text:p>tarjetas_rojas_visitante</text:p>
          </table:table-cell>
          <table:table-cell table:style-name="ce1" office:value-type="string" calcext:value-type="string">
            <text:p>forma_ult5_local</text:p>
          </table:table-cell>
          <table:table-cell table:style-name="ce1" office:value-type="string" calcext:value-type="string">
            <text:p>forma_ult5_visitante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4-08-01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.6" calcext:value-type="float">
            <text:p>43,6</text:p>
          </table:table-cell>
          <table:table-cell office:value-type="float" office:value="56.4" calcext:value-type="float">
            <text:p>56,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1.99" calcext:value-type="float">
            <text:p>1,99</text:p>
          </table:table-cell>
          <table:table-cell table:number-columns-repeated="163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4-08-02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1.65" calcext:value-type="float">
            <text:p>1,65</text:p>
          </table:table-cell>
          <table:table-cell table:number-columns-repeated="163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4-08-03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,8</text:p>
          </table:table-cell>
          <table:table-cell office:value-type="float" office:value="63.2" calcext:value-type="float">
            <text:p>63,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01" calcext:value-type="float">
            <text:p>1,01</text:p>
          </table:table-cell>
          <table:table-cell table:number-columns-repeated="163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4-08-05</text:p>
          </table:table-cell>
          <table:table-cell office:value-type="string" calcext:value-type="string">
            <text:p>2024-20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2" calcext:value-type="float">
            <text:p>50,2</text:p>
          </table:table-cell>
          <table:table-cell office:value-type="float" office:value="49.8" calcext:value-type="float">
            <text:p>49,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  <table:table-cell office:value-type="float" office:value="1.83" calcext:value-type="float">
            <text:p>1,83</text:p>
          </table:table-cell>
          <table:table-cell table:number-columns-repeated="163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4-08-06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0.68" calcext:value-type="float">
            <text:p>0,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8" calcext:value-type="float">
            <text:p>51,8</text:p>
          </table:table-cell>
          <table:table-cell office:value-type="float" office:value="48.2" calcext:value-type="float">
            <text:p>48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office:value-type="float" office:value="1.07" calcext:value-type="float">
            <text:p>1,07</text:p>
          </table:table-cell>
          <table:table-cell table:number-columns-repeated="163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4-08-07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.5" calcext:value-type="float">
            <text:p>63,5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1.6" calcext:value-type="float">
            <text:p>1,6</text:p>
          </table:table-cell>
          <table:table-cell table:number-columns-repeated="163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4-08-09</text:p>
          </table:table-cell>
          <table:table-cell office:value-type="string" calcext:value-type="string">
            <text:p>2024-202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6" calcext:value-type="float">
            <text:p>53,6</text:p>
          </table:table-cell>
          <table:table-cell office:value-type="float" office:value="46.4" calcext:value-type="float">
            <text:p>46,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office:value-type="float" office:value="1.44" calcext:value-type="float">
            <text:p>1,44</text:p>
          </table:table-cell>
          <table:table-cell table:number-columns-repeated="163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4-08-10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2.04" calcext:value-type="float">
            <text:p>2,04</text:p>
          </table:table-cell>
          <table:table-cell table:number-columns-repeated="163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4-08-12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39" calcext:value-type="float">
            <text:p>0,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59.5" calcext:value-type="float">
            <text:p>59,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,52</text:p>
          </table:table-cell>
          <table:table-cell office:value-type="float" office:value="0.4" calcext:value-type="float">
            <text:p>0,4</text:p>
          </table:table-cell>
          <table:table-cell table:number-columns-repeated="163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4-08-1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68" calcext:value-type="float">
            <text:p>0,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6" calcext:value-type="float">
            <text:p>46,6</text:p>
          </table:table-cell>
          <table:table-cell office:value-type="float" office:value="53.4" calcext:value-type="float">
            <text:p>53,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1.06" calcext:value-type="float">
            <text:p>1,06</text:p>
          </table:table-cell>
          <table:table-cell table:number-columns-repeated="163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4-08-14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39,9</text:p>
          </table:table-cell>
          <table:table-cell office:value-type="float" office:value="60.1" calcext:value-type="float">
            <text:p>60,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.63" calcext:value-type="float">
            <text:p>0,63</text:p>
          </table:table-cell>
          <table:table-cell table:number-columns-repeated="163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4-08-16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37" calcext:value-type="float">
            <text:p>0,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5" calcext:value-type="float">
            <text:p>50,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1.17" calcext:value-type="float">
            <text:p>1,17</text:p>
          </table:table-cell>
          <table:table-cell table:number-columns-repeated="163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4-08-17</text:p>
          </table:table-cell>
          <table:table-cell office:value-type="string" calcext:value-type="string">
            <text:p>2024-20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" calcext:value-type="float">
            <text:p>44,4</text:p>
          </table:table-cell>
          <table:table-cell office:value-type="float" office:value="55.6" calcext:value-type="float">
            <text:p>55,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" calcext:value-type="float">
            <text:p>1,84</text:p>
          </table:table-cell>
          <table:table-cell office:value-type="float" office:value="2.08" calcext:value-type="float">
            <text:p>2,08</text:p>
          </table:table-cell>
          <table:table-cell table:number-columns-repeated="163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4-08-19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,1</text:p>
          </table:table-cell>
          <table:table-cell office:value-type="float" office:value="64.9" calcext:value-type="float">
            <text:p>64,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26" calcext:value-type="float">
            <text:p>1,26</text:p>
          </table:table-cell>
          <table:table-cell table:number-columns-repeated="163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4-08-20</text:p>
          </table:table-cell>
          <table:table-cell office:value-type="string" calcext:value-type="string">
            <text:p>2024-20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,6</text:p>
          </table:table-cell>
          <table:table-cell office:value-type="float" office:value="37.4" calcext:value-type="float">
            <text:p>37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table:number-columns-repeated="163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4-08-21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,35</text:p>
          </table:table-cell>
          <table:table-cell office:value-type="float" office:value="2.03" calcext:value-type="float">
            <text:p>2,03</text:p>
          </table:table-cell>
          <table:table-cell table:number-columns-repeated="163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4-08-23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  <table:table-cell office:value-type="float" office:value="0.66" calcext:value-type="float">
            <text:p>0,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3" calcext:value-type="float">
            <text:p>37,3</text:p>
          </table:table-cell>
          <table:table-cell office:value-type="float" office:value="62.7" calcext:value-type="float">
            <text:p>62,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2.2" calcext:value-type="float">
            <text:p>2,2</text:p>
          </table:table-cell>
          <table:table-cell table:number-columns-repeated="163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4-08-24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.3" calcext:value-type="float">
            <text:p>48,3</text:p>
          </table:table-cell>
          <table:table-cell office:value-type="float" office:value="51.7" calcext:value-type="float">
            <text:p>51,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.23" calcext:value-type="float">
            <text:p>1,23</text:p>
          </table:table-cell>
          <table:table-cell table:number-columns-repeated="163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4-08-26</text:p>
          </table:table-cell>
          <table:table-cell office:value-type="string" calcext:value-type="string">
            <text:p>2024-2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7" calcext:value-type="float">
            <text:p>50,7</text:p>
          </table:table-cell>
          <table:table-cell office:value-type="float" office:value="49.3" calcext:value-type="float">
            <text:p>49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,45</text:p>
          </table:table-cell>
          <table:table-cell office:value-type="float" office:value="1.7" calcext:value-type="float">
            <text:p>1,7</text:p>
          </table:table-cell>
          <table:table-cell table:number-columns-repeated="163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4-08-27</text:p>
          </table:table-cell>
          <table:table-cell office:value-type="string" calcext:value-type="string">
            <text:p>2024-20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67.5" calcext:value-type="float">
            <text:p>67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,93</text:p>
          </table:table-cell>
          <table:table-cell office:value-type="float" office:value="0.64" calcext:value-type="float">
            <text:p>0,64</text:p>
          </table:table-cell>
          <table:table-cell table:number-columns-repeated="163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4-08-28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.3" calcext:value-type="float">
            <text:p>53,3</text:p>
          </table:table-cell>
          <table:table-cell office:value-type="float" office:value="46.7" calcext:value-type="float">
            <text:p>46,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.52" calcext:value-type="float">
            <text:p>2,52</text:p>
          </table:table-cell>
          <table:table-cell table:number-columns-repeated="163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4-08-30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.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60.5" calcext:value-type="float">
            <text:p>6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office:value-type="float" office:value="2.58" calcext:value-type="float">
            <text:p>2,58</text:p>
          </table:table-cell>
          <table:table-cell table:number-columns-repeated="163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4-08-31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,1</text:p>
          </table:table-cell>
          <table:table-cell office:value-type="float" office:value="32.9" calcext:value-type="float">
            <text:p>32,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1.64" calcext:value-type="float">
            <text:p>1,64</text:p>
          </table:table-cell>
          <table:table-cell table:number-columns-repeated="163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4-09-02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0.66" calcext:value-type="float">
            <text:p>0,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2" calcext:value-type="float">
            <text:p>55,2</text:p>
          </table:table-cell>
          <table:table-cell office:value-type="float" office:value="44.8" calcext:value-type="float">
            <text:p>44,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1" calcext:value-type="float">
            <text:p>2,81</text:p>
          </table:table-cell>
          <table:table-cell office:value-type="float" office:value="0.31" calcext:value-type="float">
            <text:p>0,31</text:p>
          </table:table-cell>
          <table:table-cell table:number-columns-repeated="163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4-09-03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51" calcext:value-type="float">
            <text:p>0,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table:number-columns-repeated="163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4-09-04</text:p>
          </table:table-cell>
          <table:table-cell office:value-type="string" calcext:value-type="string">
            <text:p>2024-202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,5</text:p>
          </table:table-cell>
          <table:table-cell office:value-type="float" office:value="57.5" calcext:value-type="float">
            <text:p>57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,54</text:p>
          </table:table-cell>
          <table:table-cell office:value-type="float" office:value="1.67" calcext:value-type="float">
            <text:p>1,67</text:p>
          </table:table-cell>
          <table:table-cell table:number-columns-repeated="163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4-09-06</text:p>
          </table:table-cell>
          <table:table-cell office:value-type="string" calcext:value-type="string">
            <text:p>2024-202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.1" calcext:value-type="float">
            <text:p>1,1</text:p>
          </table:table-cell>
          <table:table-cell table:number-columns-repeated="163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4-09-07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.1" calcext:value-type="float">
            <text:p>56,1</text:p>
          </table:table-cell>
          <table:table-cell office:value-type="float" office:value="43.9" calcext:value-type="float">
            <text:p>43,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,51</text:p>
          </table:table-cell>
          <table:table-cell office:value-type="float" office:value="2.45" calcext:value-type="float">
            <text:p>2,45</text:p>
          </table:table-cell>
          <table:table-cell table:number-columns-repeated="163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4-09-09</text:p>
          </table:table-cell>
          <table:table-cell office:value-type="string" calcext:value-type="string">
            <text:p>2024-20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,7</text:p>
          </table:table-cell>
          <table:table-cell office:value-type="float" office:value="50.3" calcext:value-type="float">
            <text:p>50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,44</text:p>
          </table:table-cell>
          <table:table-cell office:value-type="float" office:value="1.86" calcext:value-type="float">
            <text:p>1,86</text:p>
          </table:table-cell>
          <table:table-cell table:number-columns-repeated="163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4-09-10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,8</text:p>
          </table:table-cell>
          <table:table-cell office:value-type="float" office:value="52.2" calcext:value-type="float">
            <text:p>52,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.91" calcext:value-type="float">
            <text:p>0,91</text:p>
          </table:table-cell>
          <table:table-cell table:number-columns-repeated="163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4-09-11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.6" calcext:value-type="float">
            <text:p>50,6</text:p>
          </table:table-cell>
          <table:table-cell office:value-type="float" office:value="49.4" calcext:value-type="float">
            <text:p>49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1.63" calcext:value-type="float">
            <text:p>1,63</text:p>
          </table:table-cell>
          <table:table-cell table:number-columns-repeated="163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4-09-13</text:p>
          </table:table-cell>
          <table:table-cell office:value-type="string" calcext:value-type="string">
            <text:p>2024-20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1.01" calcext:value-type="float">
            <text:p>1,01</text:p>
          </table:table-cell>
          <table:table-cell table:number-columns-repeated="163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4-09-14</text:p>
          </table:table-cell>
          <table:table-cell office:value-type="string" calcext:value-type="string">
            <text:p>2024-20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6" calcext:value-type="float">
            <text:p>46,6</text:p>
          </table:table-cell>
          <table:table-cell office:value-type="float" office:value="53.4" calcext:value-type="float">
            <text:p>53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1.18" calcext:value-type="float">
            <text:p>1,18</text:p>
          </table:table-cell>
          <table:table-cell table:number-columns-repeated="1635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4-09-16</text:p>
          </table:table-cell>
          <table:table-cell office:value-type="string" calcext:value-type="string">
            <text:p>2024-20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office:value-type="float" office:value="1.18" calcext:value-type="float">
            <text:p>1,18</text:p>
          </table:table-cell>
          <table:table-cell table:number-columns-repeated="1635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4-09-17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.7" calcext:value-type="float">
            <text:p>59,7</text:p>
          </table:table-cell>
          <table:table-cell office:value-type="float" office:value="40.3" calcext:value-type="float">
            <text:p>40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office:value-type="float" office:value="2.25" calcext:value-type="float">
            <text:p>2,25</text:p>
          </table:table-cell>
          <table:table-cell table:number-columns-repeated="163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4-09-18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2.57" calcext:value-type="float">
            <text:p>2,57</text:p>
          </table:table-cell>
          <table:table-cell table:number-columns-repeated="163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4-09-20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.3" calcext:value-type="float">
            <text:p>42,3</text:p>
          </table:table-cell>
          <table:table-cell office:value-type="float" office:value="57.7" calcext:value-type="float">
            <text:p>57,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.65" calcext:value-type="float">
            <text:p>0,65</text:p>
          </table:table-cell>
          <table:table-cell table:number-columns-repeated="1635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4-09-21</text:p>
          </table:table-cell>
          <table:table-cell office:value-type="string" calcext:value-type="string">
            <text:p>2024-202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table:number-columns-repeated="1635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4-09-23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0.66" calcext:value-type="float">
            <text:p>0,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.9" calcext:value-type="float">
            <text:p>50,9</text:p>
          </table:table-cell>
          <table:table-cell office:value-type="float" office:value="49.1" calcext:value-type="float">
            <text:p>49,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1.41" calcext:value-type="float">
            <text:p>1,41</text:p>
          </table:table-cell>
          <table:table-cell table:number-columns-repeated="163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4-09-24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,6</text:p>
          </table:table-cell>
          <table:table-cell office:value-type="float" office:value="60.4" calcext:value-type="float">
            <text:p>60,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6" calcext:value-type="float">
            <text:p>0,6</text:p>
          </table:table-cell>
          <table:table-cell table:number-columns-repeated="163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4-09-25</text:p>
          </table:table-cell>
          <table:table-cell office:value-type="string" calcext:value-type="string">
            <text:p>2024-20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91" calcext:value-type="float">
            <text:p>0,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.6" calcext:value-type="float">
            <text:p>58,6</text:p>
          </table:table-cell>
          <table:table-cell office:value-type="float" office:value="41.4" calcext:value-type="float">
            <text:p>41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,95</text:p>
          </table:table-cell>
          <table:table-cell office:value-type="float" office:value="1.72" calcext:value-type="float">
            <text:p>1,72</text:p>
          </table:table-cell>
          <table:table-cell table:number-columns-repeated="163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4-09-27</text:p>
          </table:table-cell>
          <table:table-cell office:value-type="string" calcext:value-type="string">
            <text:p>2024-20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1.74" calcext:value-type="float">
            <text:p>1,74</text:p>
          </table:table-cell>
          <table:table-cell table:number-columns-repeated="163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4-09-28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.9" calcext:value-type="float">
            <text:p>53,9</text:p>
          </table:table-cell>
          <table:table-cell office:value-type="float" office:value="46.1" calcext:value-type="float">
            <text:p>46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2.2" calcext:value-type="float">
            <text:p>2,2</text:p>
          </table:table-cell>
          <table:table-cell table:number-columns-repeated="163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4-09-30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7" calcext:value-type="float">
            <text:p>45,7</text:p>
          </table:table-cell>
          <table:table-cell office:value-type="float" office:value="54.3" calcext:value-type="float">
            <text:p>54,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,45</text:p>
          </table:table-cell>
          <table:table-cell office:value-type="float" office:value="1.47" calcext:value-type="float">
            <text:p>1,47</text:p>
          </table:table-cell>
          <table:table-cell table:number-columns-repeated="163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4-10-01</text:p>
          </table:table-cell>
          <table:table-cell office:value-type="string" calcext:value-type="string">
            <text:p>2024-20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.5" calcext:value-type="float">
            <text:p>54,5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1.34" calcext:value-type="float">
            <text:p>1,34</text:p>
          </table:table-cell>
          <table:table-cell table:number-columns-repeated="1635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4-10-02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0.68" calcext:value-type="float">
            <text:p>0,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.4" calcext:value-type="float">
            <text:p>47,4</text:p>
          </table:table-cell>
          <table:table-cell office:value-type="float" office:value="52.6" calcext:value-type="float">
            <text:p>52,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38" calcext:value-type="float">
            <text:p>0,38</text:p>
          </table:table-cell>
          <table:table-cell table:number-columns-repeated="1635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4-10-04</text:p>
          </table:table-cell>
          <table:table-cell office:value-type="string" calcext:value-type="string">
            <text:p>2024-20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,6</text:p>
          </table:table-cell>
          <table:table-cell office:value-type="float" office:value="44.4" calcext:value-type="float">
            <text:p>44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.71" calcext:value-type="float">
            <text:p>1,71</text:p>
          </table:table-cell>
          <table:table-cell table:number-columns-repeated="1635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4-10-05</text:p>
          </table:table-cell>
          <table:table-cell office:value-type="string" calcext:value-type="string">
            <text:p>2024-20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0.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163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4-10-07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,7</text:p>
          </table:table-cell>
          <table:table-cell office:value-type="float" office:value="54.3" calcext:value-type="float">
            <text:p>54,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,41</text:p>
          </table:table-cell>
          <table:table-cell office:value-type="float" office:value="1.93" calcext:value-type="float">
            <text:p>1,93</text:p>
          </table:table-cell>
          <table:table-cell table:number-columns-repeated="1635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4-10-08</text:p>
          </table:table-cell>
          <table:table-cell office:value-type="string" calcext:value-type="string">
            <text:p>2024-20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,2</text:p>
          </table:table-cell>
          <table:table-cell office:value-type="float" office:value="32.8" calcext:value-type="float">
            <text:p>32,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0.87" calcext:value-type="float">
            <text:p>0,87</text:p>
          </table:table-cell>
          <table:table-cell table:number-columns-repeated="1635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4-10-09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.3" calcext:value-type="float">
            <text:p>42,3</text:p>
          </table:table-cell>
          <table:table-cell office:value-type="float" office:value="57.7" calcext:value-type="float">
            <text:p>57,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1635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4-10-11</text:p>
          </table:table-cell>
          <table:table-cell office:value-type="string" calcext:value-type="string">
            <text:p>2024-20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7" calcext:value-type="float">
            <text:p>657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" calcext:value-type="float">
            <text:p>1,84</text:p>
          </table:table-cell>
          <table:table-cell office:value-type="float" office:value="0.8" calcext:value-type="float">
            <text:p>0,8</text:p>
          </table:table-cell>
          <table:table-cell table:number-columns-repeated="1635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4-10-12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54.5" calcext:value-type="float">
            <text:p>54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4-10-14</text:p>
          </table:table-cell>
          <table:table-cell office:value-type="string" calcext:value-type="string">
            <text:p>2024-202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.34" calcext:value-type="float">
            <text:p>0,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,9</text:p>
          </table:table-cell>
          <table:table-cell office:value-type="float" office:value="62.1" calcext:value-type="float">
            <text:p>62,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0.63" calcext:value-type="float">
            <text:p>0,63</text:p>
          </table:table-cell>
          <table:table-cell table:number-columns-repeated="163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4-10-15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6" calcext:value-type="float">
            <text:p>0,6</text:p>
          </table:table-cell>
          <table:table-cell table:number-columns-repeated="1635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4-10-16</text:p>
          </table:table-cell>
          <table:table-cell office:value-type="string" calcext:value-type="string">
            <text:p>2024-20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91" calcext:value-type="float">
            <text:p>0,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.7" calcext:value-type="float">
            <text:p>47,7</text:p>
          </table:table-cell>
          <table:table-cell office:value-type="float" office:value="52.3" calcext:value-type="float">
            <text:p>52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.89" calcext:value-type="float">
            <text:p>1,89</text:p>
          </table:table-cell>
          <table:table-cell table:number-columns-repeated="163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4-10-18</text:p>
          </table:table-cell>
          <table:table-cell office:value-type="string" calcext:value-type="string">
            <text:p>2024-20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.4" calcext:value-type="float">
            <text:p>51,4</text:p>
          </table:table-cell>
          <table:table-cell office:value-type="float" office:value="48.6" calcext:value-type="float">
            <text:p>48,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office:value-type="float" office:value="1.26" calcext:value-type="float">
            <text:p>1,26</text:p>
          </table:table-cell>
          <table:table-cell table:number-columns-repeated="163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4-10-19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68" calcext:value-type="float">
            <text:p>0,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50.5" calcext:value-type="float">
            <text:p>5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4" calcext:value-type="float">
            <text:p>764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1.25" calcext:value-type="float">
            <text:p>1,25</text:p>
          </table:table-cell>
          <table:table-cell table:number-columns-repeated="163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4-10-21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6" calcext:value-type="float">
            <text:p>48,6</text:p>
          </table:table-cell>
          <table:table-cell office:value-type="float" office:value="51.4" calcext:value-type="float">
            <text:p>51,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,94</text:p>
          </table:table-cell>
          <table:table-cell office:value-type="float" office:value="0.76" calcext:value-type="float">
            <text:p>0,76</text:p>
          </table:table-cell>
          <table:table-cell table:number-columns-repeated="1635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4-10-22</text:p>
          </table:table-cell>
          <table:table-cell office:value-type="string" calcext:value-type="string">
            <text:p>2024-20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,4</text:p>
          </table:table-cell>
          <table:table-cell office:value-type="float" office:value="49.6" calcext:value-type="float">
            <text:p>49,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4-10-23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.2" calcext:value-type="float">
            <text:p>60,2</text:p>
          </table:table-cell>
          <table:table-cell office:value-type="float" office:value="39.8" calcext:value-type="float">
            <text:p>39,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,46</text:p>
          </table:table-cell>
          <table:table-cell office:value-type="float" office:value="2.45" calcext:value-type="float">
            <text:p>2,45</text:p>
          </table:table-cell>
          <table:table-cell table:number-columns-repeated="1635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4-10-25</text:p>
          </table:table-cell>
          <table:table-cell office:value-type="string" calcext:value-type="string">
            <text:p>2024-20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68" calcext:value-type="float">
            <text:p>0,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1" calcext:value-type="float">
            <text:p>48,1</text:p>
          </table:table-cell>
          <table:table-cell office:value-type="float" office:value="51.9" calcext:value-type="float">
            <text:p>51,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table:number-columns-repeated="163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4-10-26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.3" calcext:value-type="float">
            <text:p>44,3</text:p>
          </table:table-cell>
          <table:table-cell office:value-type="float" office:value="55.7" calcext:value-type="float">
            <text:p>55,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,51</text:p>
          </table:table-cell>
          <table:table-cell office:value-type="float" office:value="1.1" calcext:value-type="float">
            <text:p>1,1</text:p>
          </table:table-cell>
          <table:table-cell table:number-columns-repeated="163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4-10-27</text:p>
          </table:table-cell>
          <table:table-cell office:value-type="string" calcext:value-type="string">
            <text:p>2024-20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,2</text:p>
          </table:table-cell>
          <table:table-cell office:value-type="float" office:value="52.8" calcext:value-type="float">
            <text:p>52,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,39</text:p>
          </table:table-cell>
          <table:table-cell office:value-type="float" office:value="0.48" calcext:value-type="float">
            <text:p>0,48</text:p>
          </table:table-cell>
          <table:table-cell table:number-columns-repeated="1635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4-10-29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office:value-type="float" office:value="44.2" calcext:value-type="float">
            <text:p>44,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65" calcext:value-type="float">
            <text:p>5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table:number-columns-repeated="1635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4-10-30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.1" calcext:value-type="float">
            <text:p>64,1</text:p>
          </table:table-cell>
          <table:table-cell office:value-type="float" office:value="35.9" calcext:value-type="float">
            <text:p>35,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44" calcext:value-type="float">
            <text:p>1,44</text:p>
          </table:table-cell>
          <table:table-cell table:number-columns-repeated="1635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.7" calcext:value-type="float">
            <text:p>43,7</text:p>
          </table:table-cell>
          <table:table-cell office:value-type="float" office:value="56.3" calcext:value-type="float">
            <text:p>56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0.8" calcext:value-type="float">
            <text:p>0,8</text:p>
          </table:table-cell>
          <table:table-cell table:number-columns-repeated="1635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4-11-02</text:p>
          </table:table-cell>
          <table:table-cell office:value-type="string" calcext:value-type="string">
            <text:p>2024-202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3" calcext:value-type="float">
            <text:p>763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table:number-columns-repeated="1635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4-11-03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4" calcext:value-type="float">
            <text:p>53,4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,95</text:p>
          </table:table-cell>
          <table:table-cell office:value-type="float" office:value="2.36" calcext:value-type="float">
            <text:p>2,36</text:p>
          </table:table-cell>
          <table:table-cell table:number-columns-repeated="1635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4-11-05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,92</text:p>
          </table:table-cell>
          <table:table-cell office:value-type="float" office:value="0.33" calcext:value-type="float">
            <text:p>0,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.1" calcext:value-type="float">
            <text:p>40,1</text:p>
          </table:table-cell>
          <table:table-cell office:value-type="float" office:value="59.9" calcext:value-type="float">
            <text:p>59,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1.24" calcext:value-type="float">
            <text:p>1,24</text:p>
          </table:table-cell>
          <table:table-cell table:number-columns-repeated="1635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4-11-06</text:p>
          </table:table-cell>
          <table:table-cell office:value-type="string" calcext:value-type="string">
            <text:p>2024-20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63" calcext:value-type="float">
            <text:p>0,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2" calcext:value-type="float">
            <text:p>50,2</text:p>
          </table:table-cell>
          <table:table-cell office:value-type="float" office:value="49.8" calcext:value-type="float">
            <text:p>4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,39</text:p>
          </table:table-cell>
          <table:table-cell office:value-type="float" office:value="1.43" calcext:value-type="float">
            <text:p>1,43</text:p>
          </table:table-cell>
          <table:table-cell table:number-columns-repeated="1635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4-11-08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,3</text:p>
          </table:table-cell>
          <table:table-cell office:value-type="float" office:value="64.7" calcext:value-type="float">
            <text:p>64,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  <table:table-cell office:value-type="float" office:value="0.72" calcext:value-type="float">
            <text:p>0,72</text:p>
          </table:table-cell>
          <table:table-cell table:number-columns-repeated="1635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4-11-09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3" calcext:value-type="float">
            <text:p>32,3</text:p>
          </table:table-cell>
          <table:table-cell office:value-type="float" office:value="67.7" calcext:value-type="float">
            <text:p>67,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,26</text:p>
          </table:table-cell>
          <table:table-cell office:value-type="float" office:value="0.21" calcext:value-type="float">
            <text:p>0,21</text:p>
          </table:table-cell>
          <table:table-cell table:number-columns-repeated="1635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4-11-10</text:p>
          </table:table-cell>
          <table:table-cell office:value-type="string" calcext:value-type="string">
            <text:p>2024-20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7" calcext:value-type="float">
            <text:p>53,7</text:p>
          </table:table-cell>
          <table:table-cell office:value-type="float" office:value="46.3" calcext:value-type="float">
            <text:p>46,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  <table:table-cell office:value-type="float" office:value="1.2" calcext:value-type="float">
            <text:p>1,2</text:p>
          </table:table-cell>
          <table:table-cell table:number-columns-repeated="163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4-11-12</text:p>
          </table:table-cell>
          <table:table-cell office:value-type="string" calcext:value-type="string">
            <text:p>2024-202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,2</text:p>
          </table:table-cell>
          <table:table-cell office:value-type="float" office:value="53.8" calcext:value-type="float">
            <text:p>53,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65" calcext:value-type="float">
            <text:p>1,65</text:p>
          </table:table-cell>
          <table:table-cell table:number-columns-repeated="1635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4-11-13</text:p>
          </table:table-cell>
          <table:table-cell office:value-type="string" calcext:value-type="string">
            <text:p>2024-20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39" calcext:value-type="float">
            <text:p>0,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2.01" calcext:value-type="float">
            <text:p>2,01</text:p>
          </table:table-cell>
          <table:table-cell table:number-columns-repeated="1635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4-11-15</text:p>
          </table:table-cell>
          <table:table-cell office:value-type="string" calcext:value-type="string">
            <text:p>2024-20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8" calcext:value-type="float">
            <text:p>49,8</text:p>
          </table:table-cell>
          <table:table-cell office:value-type="float" office:value="50.2" calcext:value-type="float">
            <text:p>50,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21" calcext:value-type="float">
            <text:p>0,21</text:p>
          </table:table-cell>
          <table:table-cell table:number-columns-repeated="1635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4-11-16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0.66" calcext:value-type="float">
            <text:p>0,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.2" calcext:value-type="float">
            <text:p>40,2</text:p>
          </table:table-cell>
          <table:table-cell office:value-type="float" office:value="59.8" calcext:value-type="float">
            <text:p>59,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88" calcext:value-type="float">
            <text:p>0,88</text:p>
          </table:table-cell>
          <table:table-cell table:number-columns-repeated="1635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4-11-17</text:p>
          </table:table-cell>
          <table:table-cell office:value-type="string" calcext:value-type="string">
            <text:p>2024-202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,5</text:p>
          </table:table-cell>
          <table:table-cell office:value-type="float" office:value="50.5" calcext:value-type="float">
            <text:p>50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.22" calcext:value-type="float">
            <text:p>1,22</text:p>
          </table:table-cell>
          <table:table-cell table:number-columns-repeated="1635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4-11-19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.7" calcext:value-type="float">
            <text:p>37,7</text:p>
          </table:table-cell>
          <table:table-cell office:value-type="float" office:value="62.3" calcext:value-type="float">
            <text:p>62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,59</text:p>
          </table:table-cell>
          <table:table-cell office:value-type="float" office:value="1.35" calcext:value-type="float">
            <text:p>1,35</text:p>
          </table:table-cell>
          <table:table-cell table:number-columns-repeated="1635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4-11-20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,9</text:p>
          </table:table-cell>
          <table:table-cell office:value-type="float" office:value="36.1" calcext:value-type="float">
            <text:p>36,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1.47" calcext:value-type="float">
            <text:p>1,47</text:p>
          </table:table-cell>
          <table:table-cell table:number-columns-repeated="1635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4-11-22</text:p>
          </table:table-cell>
          <table:table-cell office:value-type="string" calcext:value-type="string">
            <text:p>2024-20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6.4" calcext:value-type="float">
            <text:p>36,4</text:p>
          </table:table-cell>
          <table:table-cell office:value-type="float" office:value="63.6" calcext:value-type="float">
            <text:p>63,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1.54" calcext:value-type="float">
            <text:p>1,54</text:p>
          </table:table-cell>
          <table:table-cell table:number-columns-repeated="1635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4-11-23</text:p>
          </table:table-cell>
          <table:table-cell office:value-type="string" calcext:value-type="string">
            <text:p>2024-202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799" calcext:value-type="float">
            <text:p>7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,78</text:p>
          </table:table-cell>
          <table:table-cell office:value-type="float" office:value="1.53" calcext:value-type="float">
            <text:p>1,53</text:p>
          </table:table-cell>
          <table:table-cell table:number-columns-repeated="1635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4-11-24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,6</text:p>
          </table:table-cell>
          <table:table-cell office:value-type="float" office:value="60.4" calcext:value-type="float">
            <text:p>60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,19</text:p>
          </table:table-cell>
          <table:table-cell office:value-type="float" office:value="1.07" calcext:value-type="float">
            <text:p>1,07</text:p>
          </table:table-cell>
          <table:table-cell table:number-columns-repeated="1635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4-11-26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,85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7" calcext:value-type="float">
            <text:p>55,7</text:p>
          </table:table-cell>
          <table:table-cell office:value-type="float" office:value="44.3" calcext:value-type="float">
            <text:p>44,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2.07" calcext:value-type="float">
            <text:p>2,07</text:p>
          </table:table-cell>
          <table:table-cell table:number-columns-repeated="1635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4-11-27</text:p>
          </table:table-cell>
          <table:table-cell office:value-type="string" calcext:value-type="string">
            <text:p>2024-20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,7</text:p>
          </table:table-cell>
          <table:table-cell office:value-type="float" office:value="53.3" calcext:value-type="float">
            <text:p>53,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,56</text:p>
          </table:table-cell>
          <table:table-cell table:number-columns-repeated="1635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4-11-29</text:p>
          </table:table-cell>
          <table:table-cell office:value-type="string" calcext:value-type="string">
            <text:p>2024-20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4.8" calcext:value-type="float">
            <text:p>44,8</text:p>
          </table:table-cell>
          <table:table-cell office:value-type="float" office:value="55.2" calcext:value-type="float">
            <text:p>55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1.14" calcext:value-type="float">
            <text:p>1,14</text:p>
          </table:table-cell>
          <table:table-cell table:number-columns-repeated="1635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4-11-30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.5" calcext:value-type="float">
            <text:p>58,5</text:p>
          </table:table-cell>
          <table:table-cell office:value-type="float" office:value="41.5" calcext:value-type="float">
            <text:p>41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table:number-columns-repeated="1635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4-12-01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  <table:table-cell office:value-type="float" office:value="49.7" calcext:value-type="float">
            <text:p>49,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2.39" calcext:value-type="float">
            <text:p>2,39</text:p>
          </table:table-cell>
          <table:table-cell table:number-columns-repeated="163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4-12-03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2" calcext:value-type="float">
            <text:p>55,2</text:p>
          </table:table-cell>
          <table:table-cell office:value-type="float" office:value="44.8" calcext:value-type="float">
            <text:p>44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1.91" calcext:value-type="float">
            <text:p>1,91</text:p>
          </table:table-cell>
          <table:table-cell table:number-columns-repeated="1635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4-12-04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.2" calcext:value-type="float">
            <text:p>40,2</text:p>
          </table:table-cell>
          <table:table-cell office:value-type="float" office:value="59.8" calcext:value-type="float">
            <text:p>59,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4-12-06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63" calcext:value-type="float">
            <text:p>0,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,54</text:p>
          </table:table-cell>
          <table:table-cell office:value-type="float" office:value="2.49" calcext:value-type="float">
            <text:p>2,49</text:p>
          </table:table-cell>
          <table:table-cell table:number-columns-repeated="1635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4-12-07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0.34" calcext:value-type="float">
            <text:p>0,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.1" calcext:value-type="float">
            <text:p>51,1</text:p>
          </table:table-cell>
          <table:table-cell office:value-type="float" office:value="48.9" calcext:value-type="float">
            <text:p>48,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,93</text:p>
          </table:table-cell>
          <table:table-cell office:value-type="float" office:value="1.78" calcext:value-type="float">
            <text:p>1,78</text:p>
          </table:table-cell>
          <table:table-cell table:number-columns-repeated="1635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4-12-08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.8" calcext:value-type="float">
            <text:p>46,8</text:p>
          </table:table-cell>
          <table:table-cell office:value-type="float" office:value="53.2" calcext:value-type="float">
            <text:p>53,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2.78" calcext:value-type="float">
            <text:p>2,78</text:p>
          </table:table-cell>
          <table:table-cell table:number-columns-repeated="1635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4-12-10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.3" calcext:value-type="float">
            <text:p>56,3</text:p>
          </table:table-cell>
          <table:table-cell office:value-type="float" office:value="43.7" calcext:value-type="float">
            <text:p>43,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2.07" calcext:value-type="float">
            <text:p>2,07</text:p>
          </table:table-cell>
          <table:table-cell table:number-columns-repeated="1635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4-12-11</text:p>
          </table:table-cell>
          <table:table-cell office:value-type="string" calcext:value-type="string">
            <text:p>2024-202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0.66" calcext:value-type="float">
            <text:p>0,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.2" calcext:value-type="float">
            <text:p>49,2</text:p>
          </table:table-cell>
          <table:table-cell office:value-type="float" office:value="50.8" calcext:value-type="float">
            <text:p>50,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2.51" calcext:value-type="float">
            <text:p>2,51</text:p>
          </table:table-cell>
          <table:table-cell table:number-columns-repeated="1635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4-12-13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1" calcext:value-type="float">
            <text:p>52,1</text:p>
          </table:table-cell>
          <table:table-cell office:value-type="float" office:value="47.9" calcext:value-type="float">
            <text:p>47,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,51</text:p>
          </table:table-cell>
          <table:table-cell office:value-type="float" office:value="1.86" calcext:value-type="float">
            <text:p>1,86</text:p>
          </table:table-cell>
          <table:table-cell table:number-columns-repeated="1635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4-12-14</text:p>
          </table:table-cell>
          <table:table-cell office:value-type="string" calcext:value-type="string">
            <text:p>2024-20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,8</text:p>
          </table:table-cell>
          <table:table-cell office:value-type="float" office:value="66.2" calcext:value-type="float">
            <text:p>66,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2.27" calcext:value-type="float">
            <text:p>2,27</text:p>
          </table:table-cell>
          <table:table-cell table:number-columns-repeated="1635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4-12-15</text:p>
          </table:table-cell>
          <table:table-cell office:value-type="string" calcext:value-type="string">
            <text:p>2024-20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.9" calcext:value-type="float">
            <text:p>68,9</text:p>
          </table:table-cell>
          <table:table-cell office:value-type="float" office:value="31.1" calcext:value-type="float">
            <text:p>31,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office:value-type="float" office:value="2.89" calcext:value-type="float">
            <text:p>2,89</text:p>
          </table:table-cell>
          <table:table-cell table:number-columns-repeated="1635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4-12-17</text:p>
          </table:table-cell>
          <table:table-cell office:value-type="string" calcext:value-type="string">
            <text:p>2024-20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3" calcext:value-type="float">
            <text:p>1,23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.4" calcext:value-type="float">
            <text:p>48,4</text:p>
          </table:table-cell>
          <table:table-cell office:value-type="float" office:value="51.6" calcext:value-type="float">
            <text:p>51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" calcext:value-type="float">
            <text:p>1,99</text:p>
          </table:table-cell>
          <table:table-cell office:value-type="float" office:value="1.69" calcext:value-type="float">
            <text:p>1,69</text:p>
          </table:table-cell>
          <table:table-cell table:number-columns-repeated="1635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4-12-18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office:value-type="float" office:value="0.39" calcext:value-type="float">
            <text:p>0,39</text:p>
          </table:table-cell>
          <table:table-cell table:number-columns-repeated="1635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4-12-20</text:p>
          </table:table-cell>
          <table:table-cell office:value-type="string" calcext:value-type="string">
            <text:p>2024-20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,6</text:p>
          </table:table-cell>
          <table:table-cell office:value-type="float" office:value="58.4" calcext:value-type="float">
            <text:p>58,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789" calcext:value-type="float">
            <text:p>7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1.17" calcext:value-type="float">
            <text:p>1,17</text:p>
          </table:table-cell>
          <table:table-cell table:number-columns-repeated="1635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4-12-21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1" calcext:value-type="float">
            <text:p>53,1</text:p>
          </table:table-cell>
          <table:table-cell office:value-type="float" office:value="46.9" calcext:value-type="float">
            <text:p>46,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.79" calcext:value-type="float">
            <text:p>1,79</text:p>
          </table:table-cell>
          <table:table-cell table:number-columns-repeated="1635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4-12-22</text:p>
          </table:table-cell>
          <table:table-cell office:value-type="string" calcext:value-type="string">
            <text:p>2024-20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3" calcext:value-type="float">
            <text:p>1,23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6" calcext:value-type="float">
            <text:p>1,6</text:p>
          </table:table-cell>
          <table:table-cell table:number-columns-repeated="1635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4-12-24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,5</text:p>
          </table:table-cell>
          <table:table-cell office:value-type="float" office:value="45.5" calcext:value-type="float">
            <text:p>45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0.81" calcext:value-type="float">
            <text:p>0,81</text:p>
          </table:table-cell>
          <table:table-cell table:number-columns-repeated="1635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4-12-25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66" calcext:value-type="float">
            <text:p>0,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,4</text:p>
          </table:table-cell>
          <table:table-cell office:value-type="float" office:value="53.6" calcext:value-type="float">
            <text:p>53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,14</text:p>
          </table:table-cell>
          <table:table-cell office:value-type="float" office:value="0.58" calcext:value-type="float">
            <text:p>0,58</text:p>
          </table:table-cell>
          <table:table-cell table:number-columns-repeated="1635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4-12-27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  <table:table-cell office:value-type="float" office:value="49.7" calcext:value-type="float">
            <text:p>49,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table:number-columns-repeated="1635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4-12-28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  <table:table-cell office:value-type="float" office:value="0.39" calcext:value-type="float">
            <text:p>0,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1.84" calcext:value-type="float">
            <text:p>1,84</text:p>
          </table:table-cell>
          <table:table-cell table:number-columns-repeated="1635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4-12-29</text:p>
          </table:table-cell>
          <table:table-cell office:value-type="string" calcext:value-type="string">
            <text:p>2024-20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68" calcext:value-type="float">
            <text:p>0,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.7" calcext:value-type="float">
            <text:p>37,7</text:p>
          </table:table-cell>
          <table:table-cell office:value-type="float" office:value="62.3" calcext:value-type="float">
            <text:p>62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,44</text:p>
          </table:table-cell>
          <table:table-cell office:value-type="float" office:value="2.52" calcext:value-type="float">
            <text:p>2,52</text:p>
          </table:table-cell>
          <table:table-cell table:number-columns-repeated="163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4-12-31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.2" calcext:value-type="float">
            <text:p>43,2</text:p>
          </table:table-cell>
          <table:table-cell office:value-type="float" office:value="56.8" calcext:value-type="float">
            <text:p>56,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2.12" calcext:value-type="float">
            <text:p>2,12</text:p>
          </table:table-cell>
          <table:table-cell table:number-columns-repeated="1635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4-202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.6" calcext:value-type="float">
            <text:p>54,6</text:p>
          </table:table-cell>
          <table:table-cell office:value-type="float" office:value="45.4" calcext:value-type="float">
            <text:p>45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,97</text:p>
          </table:table-cell>
          <table:table-cell office:value-type="float" office:value="2.09" calcext:value-type="float">
            <text:p>2,09</text:p>
          </table:table-cell>
          <table:table-cell table:number-columns-repeated="1635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5-01-03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,44</text:p>
          </table:table-cell>
          <table:table-cell office:value-type="float" office:value="1.52" calcext:value-type="float">
            <text:p>1,52</text:p>
          </table:table-cell>
          <table:table-cell table:number-columns-repeated="1635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5-01-04</text:p>
          </table:table-cell>
          <table:table-cell office:value-type="string" calcext:value-type="string">
            <text:p>2024-20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6" calcext:value-type="float">
            <text:p>48,6</text:p>
          </table:table-cell>
          <table:table-cell office:value-type="float" office:value="51.4" calcext:value-type="float">
            <text:p>51,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28" calcext:value-type="float">
            <text:p>0,28</text:p>
          </table:table-cell>
          <table:table-cell table:number-columns-repeated="1635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5-01-05</text:p>
          </table:table-cell>
          <table:table-cell office:value-type="string" calcext:value-type="string">
            <text:p>2024-20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68" calcext:value-type="float">
            <text:p>0,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9" calcext:value-type="float">
            <text:p>55,9</text:p>
          </table:table-cell>
          <table:table-cell office:value-type="float" office:value="44.1" calcext:value-type="float">
            <text:p>44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1.3" calcext:value-type="float">
            <text:p>1,3</text:p>
          </table:table-cell>
          <table:table-cell table:number-columns-repeated="1635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5-01-07</text:p>
          </table:table-cell>
          <table:table-cell office:value-type="string" calcext:value-type="string">
            <text:p>2024-20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9" calcext:value-type="float">
            <text:p>48,9</text:p>
          </table:table-cell>
          <table:table-cell office:value-type="float" office:value="51.1" calcext:value-type="float">
            <text:p>51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1.17" calcext:value-type="float">
            <text:p>1,17</text:p>
          </table:table-cell>
          <table:table-cell table:number-columns-repeated="1635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5-01-08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9.4" calcext:value-type="float">
            <text:p>69,4</text:p>
          </table:table-cell>
          <table:table-cell office:value-type="float" office:value="30.6" calcext:value-type="float">
            <text:p>30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 office:value-type="float" office:value="1.26" calcext:value-type="float">
            <text:p>1,26</text:p>
          </table:table-cell>
          <table:table-cell table:number-columns-repeated="1635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5-01-10</text:p>
          </table:table-cell>
          <table:table-cell office:value-type="string" calcext:value-type="string">
            <text:p>2024-202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67.5" calcext:value-type="float">
            <text:p>67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  <table:table-cell office:value-type="float" office:value="1.65" calcext:value-type="float">
            <text:p>1,65</text:p>
          </table:table-cell>
          <table:table-cell table:number-columns-repeated="1635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5-01-11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39" calcext:value-type="float">
            <text:p>0,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9" calcext:value-type="float">
            <text:p>50,9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.61" calcext:value-type="float">
            <text:p>1,61</text:p>
          </table:table-cell>
          <table:table-cell table:number-columns-repeated="1635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5-01-12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39" calcext:value-type="float">
            <text:p>0,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,7</text:p>
          </table:table-cell>
          <table:table-cell office:value-type="float" office:value="66.3" calcext:value-type="float">
            <text:p>66,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,62</text:p>
          </table:table-cell>
          <table:table-cell office:value-type="float" office:value="1.86" calcext:value-type="float">
            <text:p>1,86</text:p>
          </table:table-cell>
          <table:table-cell table:number-columns-repeated="1635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5-01-14</text:p>
          </table:table-cell>
          <table:table-cell office:value-type="string" calcext:value-type="string">
            <text:p>2024-20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office:value-type="float" office:value="1.16" calcext:value-type="float">
            <text:p>1,16</text:p>
          </table:table-cell>
          <table:table-cell table:number-columns-repeated="1635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5-01-15</text:p>
          </table:table-cell>
          <table:table-cell office:value-type="string" calcext:value-type="string">
            <text:p>2024-20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office:value-type="float" office:value="0.4" calcext:value-type="float">
            <text:p>0,4</text:p>
          </table:table-cell>
          <table:table-cell table:number-columns-repeated="1635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5-01-16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4" calcext:value-type="float">
            <text:p>51,4</text:p>
          </table:table-cell>
          <table:table-cell office:value-type="float" office:value="48.6" calcext:value-type="float">
            <text:p>48,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  <table:table-cell table:number-columns-repeated="1635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5-01-18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33" calcext:value-type="float">
            <text:p>0,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,2</text:p>
          </table:table-cell>
          <table:table-cell office:value-type="float" office:value="52.8" calcext:value-type="float">
            <text:p>52,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1.31" calcext:value-type="float">
            <text:p>1,31</text:p>
          </table:table-cell>
          <table:table-cell table:number-columns-repeated="1635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5-01-19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.9" calcext:value-type="float">
            <text:p>48,9</text:p>
          </table:table-cell>
          <table:table-cell office:value-type="float" office:value="51.1" calcext:value-type="float">
            <text:p>51,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2.35" calcext:value-type="float">
            <text:p>2,35</text:p>
          </table:table-cell>
          <table:table-cell table:number-columns-repeated="163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5-01-21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,26</text:p>
          </table:table-cell>
          <table:table-cell office:value-type="float" office:value="0.96" calcext:value-type="float">
            <text:p>0,96</text:p>
          </table:table-cell>
          <table:table-cell table:number-columns-repeated="1635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5-01-22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4" calcext:value-type="float">
            <text:p>47,4</text:p>
          </table:table-cell>
          <table:table-cell office:value-type="float" office:value="52.6" calcext:value-type="float">
            <text:p>52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1.76" calcext:value-type="float">
            <text:p>1,76</text:p>
          </table:table-cell>
          <table:table-cell table:number-columns-repeated="1635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5-01-23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33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1" calcext:value-type="float">
            <text:p>55,1</text:p>
          </table:table-cell>
          <table:table-cell office:value-type="float" office:value="44.9" calcext:value-type="float">
            <text:p>44,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office:value-type="float" office:value="1.46" calcext:value-type="float">
            <text:p>1,46</text:p>
          </table:table-cell>
          <table:table-cell table:number-columns-repeated="1635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5-01-25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,5</text:p>
          </table:table-cell>
          <table:table-cell office:value-type="float" office:value="56.5" calcext:value-type="float">
            <text:p>56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,27</text:p>
          </table:table-cell>
          <table:table-cell office:value-type="float" office:value="1.38" calcext:value-type="float">
            <text:p>1,38</text:p>
          </table:table-cell>
          <table:table-cell table:number-columns-repeated="1635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5-01-26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2.13" calcext:value-type="float">
            <text:p>2,13</text:p>
          </table:table-cell>
          <table:table-cell table:number-columns-repeated="1635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5-01-28</text:p>
          </table:table-cell>
          <table:table-cell office:value-type="string" calcext:value-type="string">
            <text:p>2024-20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.6" calcext:value-type="float">
            <text:p>47,6</text:p>
          </table:table-cell>
          <table:table-cell office:value-type="float" office:value="52.4" calcext:value-type="float">
            <text:p>52,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1.16" calcext:value-type="float">
            <text:p>1,16</text:p>
          </table:table-cell>
          <table:table-cell table:number-columns-repeated="1635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5-01-29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,9</text:p>
          </table:table-cell>
          <table:table-cell office:value-type="float" office:value="54.1" calcext:value-type="float">
            <text:p>54,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" calcext:value-type="float">
            <text:p>2,32</text:p>
          </table:table-cell>
          <table:table-cell office:value-type="float" office:value="1.35" calcext:value-type="float">
            <text:p>1,35</text:p>
          </table:table-cell>
          <table:table-cell table:number-columns-repeated="163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5-01-30</text:p>
          </table:table-cell>
          <table:table-cell office:value-type="string" calcext:value-type="string">
            <text:p>2024-20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2" calcext:value-type="float">
            <text:p>68,2</text:p>
          </table:table-cell>
          <table:table-cell office:value-type="float" office:value="31.8" calcext:value-type="float">
            <text:p>31,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.28" calcext:value-type="float">
            <text:p>1,28</text:p>
          </table:table-cell>
          <table:table-cell table:number-columns-repeated="1635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5-02-01</text:p>
          </table:table-cell>
          <table:table-cell office:value-type="string" calcext:value-type="string">
            <text:p>2024-20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38.2" calcext:value-type="float">
            <text:p>38,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  <table:table-cell office:value-type="float" office:value="0.91" calcext:value-type="float">
            <text:p>0,91</text:p>
          </table:table-cell>
          <table:table-cell table:number-columns-repeated="1635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5-02-02</text:p>
          </table:table-cell>
          <table:table-cell office:value-type="string" calcext:value-type="string">
            <text:p>2024-20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4" calcext:value-type="float">
            <text:p>51,4</text:p>
          </table:table-cell>
          <table:table-cell office:value-type="float" office:value="48.6" calcext:value-type="float">
            <text:p>48,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,65</text:p>
          </table:table-cell>
          <table:table-cell office:value-type="float" office:value="1.85" calcext:value-type="float">
            <text:p>1,85</text:p>
          </table:table-cell>
          <table:table-cell table:number-columns-repeated="1635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5-02-04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 office:value-type="float" office:value="0.92" calcext:value-type="float">
            <text:p>0,92</text:p>
          </table:table-cell>
          <table:table-cell table:number-columns-repeated="1635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5-02-05</text:p>
          </table:table-cell>
          <table:table-cell office:value-type="string" calcext:value-type="string">
            <text:p>2024-202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,4</text:p>
          </table:table-cell>
          <table:table-cell office:value-type="float" office:value="53.6" calcext:value-type="float">
            <text:p>53,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,41</text:p>
          </table:table-cell>
          <table:table-cell office:value-type="float" office:value="1.68" calcext:value-type="float">
            <text:p>1,68</text:p>
          </table:table-cell>
          <table:table-cell table:number-columns-repeated="1635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5-02-06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18" calcext:value-type="float">
            <text:p>41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1.24" calcext:value-type="float">
            <text:p>1,24</text:p>
          </table:table-cell>
          <table:table-cell table:number-columns-repeated="1635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5-02-08</text:p>
          </table:table-cell>
          <table:table-cell office:value-type="string" calcext:value-type="string">
            <text:p>2024-20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.7" calcext:value-type="float">
            <text:p>47,7</text:p>
          </table:table-cell>
          <table:table-cell office:value-type="float" office:value="52.3" calcext:value-type="float">
            <text:p>52,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1.69" calcext:value-type="float">
            <text:p>1,69</text:p>
          </table:table-cell>
          <table:table-cell table:number-columns-repeated="1635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5-02-09</text:p>
          </table:table-cell>
          <table:table-cell office:value-type="string" calcext:value-type="string">
            <text:p>2024-20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,52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,54</text:p>
          </table:table-cell>
          <table:table-cell office:value-type="float" office:value="1.3" calcext:value-type="float">
            <text:p>1,3</text:p>
          </table:table-cell>
          <table:table-cell table:number-columns-repeated="1635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5-02-11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4" calcext:value-type="float">
            <text:p>64,4</text:p>
          </table:table-cell>
          <table:table-cell office:value-type="float" office:value="35.6" calcext:value-type="float">
            <text:p>35,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1.1" calcext:value-type="float">
            <text:p>1,1</text:p>
          </table:table-cell>
          <table:table-cell table:number-columns-repeated="1635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5-02-12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,2</text:p>
          </table:table-cell>
          <table:table-cell office:value-type="float" office:value="47.8" calcext:value-type="float">
            <text:p>47,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 office:value-type="float" office:value="1.51" calcext:value-type="float">
            <text:p>1,51</text:p>
          </table:table-cell>
          <table:table-cell table:number-columns-repeated="1635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5-02-13</text:p>
          </table:table-cell>
          <table:table-cell office:value-type="string" calcext:value-type="string">
            <text:p>2024-202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.6" calcext:value-type="float">
            <text:p>41,6</text:p>
          </table:table-cell>
          <table:table-cell office:value-type="float" office:value="58.4" calcext:value-type="float">
            <text:p>58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.42" calcext:value-type="float">
            <text:p>1,42</text:p>
          </table:table-cell>
          <table:table-cell table:number-columns-repeated="1635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2024-202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office:value-type="float" office:value="1.69" calcext:value-type="float">
            <text:p>1,69</text:p>
          </table:table-cell>
          <table:table-cell table:number-columns-repeated="1635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5-02-16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.8" calcext:value-type="float">
            <text:p>56,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2.37" calcext:value-type="float">
            <text:p>2,37</text:p>
          </table:table-cell>
          <table:table-cell table:number-columns-repeated="1635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5-02-18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,9</text:p>
          </table:table-cell>
          <table:table-cell office:value-type="float" office:value="58.1" calcext:value-type="float">
            <text:p>58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,52</text:p>
          </table:table-cell>
          <table:table-cell office:value-type="float" office:value="0.98" calcext:value-type="float">
            <text:p>0,98</text:p>
          </table:table-cell>
          <table:table-cell table:number-columns-repeated="1635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5-02-19</text:p>
          </table:table-cell>
          <table:table-cell office:value-type="string" calcext:value-type="string">
            <text:p>2024-20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8" calcext:value-type="float">
            <text:p>51,8</text:p>
          </table:table-cell>
          <table:table-cell office:value-type="float" office:value="48.2" calcext:value-type="float">
            <text:p>48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1.52" calcext:value-type="float">
            <text:p>1,52</text:p>
          </table:table-cell>
          <table:table-cell table:number-columns-repeated="1635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5-02-20</text:p>
          </table:table-cell>
          <table:table-cell office:value-type="string" calcext:value-type="string">
            <text:p>2024-202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,5</text:p>
          </table:table-cell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67" calcext:value-type="float">
            <text:p>0,67</text:p>
          </table:table-cell>
          <table:table-cell table:number-columns-repeated="1635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5-02-22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3" calcext:value-type="float">
            <text:p>47,3</text:p>
          </table:table-cell>
          <table:table-cell office:value-type="float" office:value="52.7" calcext:value-type="float">
            <text:p>52,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1.57" calcext:value-type="float">
            <text:p>1,57</text:p>
          </table:table-cell>
          <table:table-cell table:number-columns-repeated="1635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5-02-23</text:p>
          </table:table-cell>
          <table:table-cell office:value-type="string" calcext:value-type="string">
            <text:p>2024-20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  <table:table-cell office:value-type="float" office:value="49.7" calcext:value-type="float">
            <text:p>49,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68" calcext:value-type="float">
            <text:p>0,68</text:p>
          </table:table-cell>
          <table:table-cell table:number-columns-repeated="1635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5-02-25</text:p>
          </table:table-cell>
          <table:table-cell office:value-type="string" calcext:value-type="string">
            <text:p>2024-20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,83</text:p>
          </table:table-cell>
          <table:table-cell office:value-type="float" office:value="1.45" calcext:value-type="float">
            <text:p>1,45</text:p>
          </table:table-cell>
          <table:table-cell table:number-columns-repeated="1635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5-02-26</text:p>
          </table:table-cell>
          <table:table-cell office:value-type="string" calcext:value-type="string">
            <text:p>2024-20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,9</text:p>
          </table:table-cell>
          <table:table-cell office:value-type="float" office:value="61.1" calcext:value-type="float">
            <text:p>61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,69</text:p>
          </table:table-cell>
          <table:table-cell office:value-type="float" office:value="1.08" calcext:value-type="float">
            <text:p>1,08</text:p>
          </table:table-cell>
          <table:table-cell table:number-columns-repeated="1635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5-02-27</text:p>
          </table:table-cell>
          <table:table-cell office:value-type="string" calcext:value-type="string">
            <text:p>2024-20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3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1.52" calcext:value-type="float">
            <text:p>1,52</text:p>
          </table:table-cell>
          <table:table-cell table:number-columns-repeated="1635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5-03-01</text:p>
          </table:table-cell>
          <table:table-cell office:value-type="string" calcext:value-type="string">
            <text:p>2024-20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.96" calcext:value-type="float">
            <text:p>0,96</text:p>
          </table:table-cell>
          <table:table-cell table:number-columns-repeated="1635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5-03-02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66.7" calcext:value-type="float">
            <text:p>66,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1.19" calcext:value-type="float">
            <text:p>1,19</text:p>
          </table:table-cell>
          <table:table-cell table:number-columns-repeated="1635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5-03-04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9" calcext:value-type="float">
            <text:p>48,9</text:p>
          </table:table-cell>
          <table:table-cell office:value-type="float" office:value="51.1" calcext:value-type="float">
            <text:p>51,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" calcext:value-type="float">
            <text:p>1,56</text:p>
          </table:table-cell>
          <table:table-cell office:value-type="float" office:value="2.4" calcext:value-type="float">
            <text:p>2,4</text:p>
          </table:table-cell>
          <table:table-cell table:number-columns-repeated="1635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5-03-05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63" calcext:value-type="float">
            <text:p>0,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  <table:table-cell office:value-type="float" office:value="49.7" calcext:value-type="float">
            <text:p>49,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office:value-type="float" office:value="1.71" calcext:value-type="float">
            <text:p>1,71</text:p>
          </table:table-cell>
          <table:table-cell table:number-columns-repeated="1635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5-03-06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.6" calcext:value-type="float">
            <text:p>51,6</text:p>
          </table:table-cell>
          <table:table-cell office:value-type="float" office:value="48.4" calcext:value-type="float">
            <text:p>48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2" calcext:value-type="float">
            <text:p>722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  <table:table-cell table:number-columns-repeated="1635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5-03-08</text:p>
          </table:table-cell>
          <table:table-cell office:value-type="string" calcext:value-type="string">
            <text:p>2024-202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,6</text:p>
          </table:table-cell>
          <table:table-cell office:value-type="float" office:value="36.4" calcext:value-type="float">
            <text:p>36,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1.14" calcext:value-type="float">
            <text:p>1,14</text:p>
          </table:table-cell>
          <table:table-cell table:number-columns-repeated="1635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5-03-09</text:p>
          </table:table-cell>
          <table:table-cell office:value-type="string" calcext:value-type="string">
            <text:p>2024-202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,6</text:p>
          </table:table-cell>
          <table:table-cell office:value-type="float" office:value="52.4" calcext:value-type="float">
            <text:p>52,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2.34" calcext:value-type="float">
            <text:p>2,34</text:p>
          </table:table-cell>
          <table:table-cell table:number-columns-repeated="163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5-03-11</text:p>
          </table:table-cell>
          <table:table-cell office:value-type="string" calcext:value-type="string">
            <text:p>2024-20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63" calcext:value-type="float">
            <text:p>0,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8" calcext:value-type="float">
            <text:p>48,8</text:p>
          </table:table-cell>
          <table:table-cell office:value-type="float" office:value="51.2" calcext:value-type="float">
            <text:p>51,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 office:value-type="float" office:value="1.4" calcext:value-type="float">
            <text:p>1,4</text:p>
          </table:table-cell>
          <table:table-cell table:number-columns-repeated="1635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5-03-12</text:p>
          </table:table-cell>
          <table:table-cell office:value-type="string" calcext:value-type="string">
            <text:p>2024-202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04" calcext:value-type="float">
            <text:p>1,04</text:p>
          </table:table-cell>
          <table:table-cell table:number-columns-repeated="1635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5-03-13</text:p>
          </table:table-cell>
          <table:table-cell office:value-type="string" calcext:value-type="string">
            <text:p>2024-20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,2</text:p>
          </table:table-cell>
          <table:table-cell office:value-type="float" office:value="41.8" calcext:value-type="float">
            <text:p>41,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1635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5-03-15</text:p>
          </table:table-cell>
          <table:table-cell office:value-type="string" calcext:value-type="string">
            <text:p>2024-20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,8</text:p>
          </table:table-cell>
          <table:table-cell office:value-type="float" office:value="48.2" calcext:value-type="float">
            <text:p>48,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,95</text:p>
          </table:table-cell>
          <table:table-cell office:value-type="float" office:value="0.96" calcext:value-type="float">
            <text:p>0,96</text:p>
          </table:table-cell>
          <table:table-cell table:number-columns-repeated="1635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5-03-16</text:p>
          </table:table-cell>
          <table:table-cell office:value-type="string" calcext:value-type="string">
            <text:p>2024-20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39" calcext:value-type="float">
            <text:p>0,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8" calcext:value-type="float">
            <text:p>45,8</text:p>
          </table:table-cell>
          <table:table-cell office:value-type="float" office:value="54.2" calcext:value-type="float">
            <text:p>54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table:number-columns-repeated="1635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5-03-18</text:p>
          </table:table-cell>
          <table:table-cell office:value-type="string" calcext:value-type="string">
            <text:p>2024-20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79" calcext:value-type="float">
            <text:p>0,79</text:p>
          </table:table-cell>
          <table:table-cell table:number-columns-repeated="1635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5-03-19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0.68" calcext:value-type="float">
            <text:p>0,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.4" calcext:value-type="float">
            <text:p>64,4</text:p>
          </table:table-cell>
          <table:table-cell office:value-type="float" office:value="35.6" calcext:value-type="float">
            <text:p>35,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61" calcext:value-type="float">
            <text:p>66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,84</text:p>
          </table:table-cell>
          <table:table-cell office:value-type="float" office:value="0.9" calcext:value-type="float">
            <text:p>0,9</text:p>
          </table:table-cell>
          <table:table-cell table:number-columns-repeated="1635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5-03-20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>
            <text:p>37,7</text:p>
          </table:table-cell>
          <table:table-cell office:value-type="float" office:value="62.3" calcext:value-type="float">
            <text:p>62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3" calcext:value-type="float">
            <text:p>71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" calcext:value-type="float">
            <text:p>2,11</text:p>
          </table:table-cell>
          <table:table-cell office:value-type="float" office:value="0.96" calcext:value-type="float">
            <text:p>0,96</text:p>
          </table:table-cell>
          <table:table-cell table:number-columns-repeated="1635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5-03-22</text:p>
          </table:table-cell>
          <table:table-cell office:value-type="string" calcext:value-type="string">
            <text:p>2024-20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,92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44,1</text:p>
          </table:table-cell>
          <table:table-cell office:value-type="float" office:value="55.9" calcext:value-type="float">
            <text:p>55,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1.81" calcext:value-type="float">
            <text:p>1,81</text:p>
          </table:table-cell>
          <table:table-cell table:number-columns-repeated="1635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5-03-23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6" calcext:value-type="float">
            <text:p>53,6</text:p>
          </table:table-cell>
          <table:table-cell office:value-type="float" office:value="46.4" calcext:value-type="float">
            <text:p>46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1.34" calcext:value-type="float">
            <text:p>1,34</text:p>
          </table:table-cell>
          <table:table-cell table:number-columns-repeated="1635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5-03-25</text:p>
          </table:table-cell>
          <table:table-cell office:value-type="string" calcext:value-type="string">
            <text:p>2024-202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1635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5-03-26</text:p>
          </table:table-cell>
          <table:table-cell office:value-type="string" calcext:value-type="string">
            <text:p>2024-20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,1</text:p>
          </table:table-cell>
          <table:table-cell office:value-type="float" office:value="64.9" calcext:value-type="float">
            <text:p>64,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2.09" calcext:value-type="float">
            <text:p>2,09</text:p>
          </table:table-cell>
          <table:table-cell table:number-columns-repeated="1635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5-03-27</text:p>
          </table:table-cell>
          <table:table-cell office:value-type="string" calcext:value-type="string">
            <text:p>2024-20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,23</text:p>
          </table:table-cell>
          <table:table-cell office:value-type="float" office:value="0.58" calcext:value-type="float">
            <text:p>0,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office:value-type="float" office:value="2.29" calcext:value-type="float">
            <text:p>2,29</text:p>
          </table:table-cell>
          <table:table-cell table:number-columns-repeated="1635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5-03-29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.2" calcext:value-type="float">
            <text:p>57,2</text:p>
          </table:table-cell>
          <table:table-cell office:value-type="float" office:value="42.8" calcext:value-type="float">
            <text:p>42,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table:number-columns-repeated="1635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5-03-30</text:p>
          </table:table-cell>
          <table:table-cell office:value-type="string" calcext:value-type="string">
            <text:p>2024-202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,5</text:p>
          </table:table-cell>
          <table:table-cell office:value-type="float" office:value="55.5" calcext:value-type="float">
            <text:p>55,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 table:number-columns-repeated="1635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5-04-01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,85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1.05" calcext:value-type="float">
            <text:p>1,05</text:p>
          </table:table-cell>
          <table:table-cell table:number-columns-repeated="1635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5-04-02</text:p>
          </table:table-cell>
          <table:table-cell office:value-type="string" calcext:value-type="string">
            <text:p>2024-20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68" calcext:value-type="float">
            <text:p>0,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1" calcext:value-type="float">
            <text:p>40,1</text:p>
          </table:table-cell>
          <table:table-cell office:value-type="float" office:value="59.9" calcext:value-type="float">
            <text:p>59,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,51</text:p>
          </table:table-cell>
          <table:table-cell office:value-type="float" office:value="1.99" calcext:value-type="float">
            <text:p>1,99</text:p>
          </table:table-cell>
          <table:table-cell table:number-columns-repeated="1635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5-04-03</text:p>
          </table:table-cell>
          <table:table-cell office:value-type="string" calcext:value-type="string">
            <text:p>2024-20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,89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,8</text:p>
          </table:table-cell>
          <table:table-cell office:value-type="float" office:value="59.2" calcext:value-type="float">
            <text:p>59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33" calcext:value-type="float">
            <text:p>1,33</text:p>
          </table:table-cell>
          <table:table-cell table:number-columns-repeated="1635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5-04-05</text:p>
          </table:table-cell>
          <table:table-cell office:value-type="string" calcext:value-type="string">
            <text:p>2024-20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3" calcext:value-type="float">
            <text:p>44,3</text:p>
          </table:table-cell>
          <table:table-cell office:value-type="float" office:value="55.7" calcext:value-type="float">
            <text:p>55,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table:number-columns-repeated="1635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5-04-06</text:p>
          </table:table-cell>
          <table:table-cell office:value-type="string" calcext:value-type="string">
            <text:p>2024-20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,4</text:p>
          </table:table-cell>
          <table:table-cell office:value-type="float" office:value="47.6" calcext:value-type="float">
            <text:p>47,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.12" calcext:value-type="float">
            <text:p>1,12</text:p>
          </table:table-cell>
          <table:table-cell table:number-columns-repeated="1635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5-04-08</text:p>
          </table:table-cell>
          <table:table-cell office:value-type="string" calcext:value-type="string">
            <text:p>2024-20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table:number-columns-repeated="16351"/>
        </table:table-row>
        <table:table-row table:style-name="ro1" table:number-rows-repeated="10483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quipos" style:display-name="PageStyle_equip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tidos" style:display-name="PageStyle_partid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gadores" style:display-name="PageStyle_jugad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7:03:46</meta:creation-date>
    <dc:date>2025-11-18T18:06:17.665000000</dc:date>
    <meta:generator>LibreOffice/7.4.1.2$Windows_X86_64 LibreOffice_project/3c58a8f3a960df8bc8fd77b461821e42c061c5f0</meta:generator>
    <meta:editing-duration>PT1M59S</meta:editing-duration>
    <meta:editing-cycles>1</meta:editing-cycles>
    <meta:document-statistic meta:table-count="3" meta:cell-count="8703" meta:object-count="0"/>
    <meta:user-defined meta:name="AppVersion">12.0000</meta:user-defined>
  </office:meta>
</office:document-meta>
</file>